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36"/>
    <style:style style:name="ce4" style:family="table-cell" style:parent-style-name="Default" style:data-style-name="N0">
      <style:text-properties style:font-name="Arial1" style:font-name-asian="Arial1" style:font-name-complex="Arial1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/>
    <style:style style:name="ce7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number-columns-repeated="14" table:default-cell-style-name="ce7"/>
        <table:table-column table:style-name="co2" table:number-columns-repeated="16370" table:default-cell-style-name="ce7"/>
        <table:table-row table:style-name="ro1">
          <table:table-cell/>
          <table:table-cell office:value-type="string" table:number-columns-spanned="2" table:number-rows-spanned="1" table:style-name="ce6">
            <text:p>Länge l = 70cm</text:p>
          </table:table-cell>
          <table:covered-table-cell/>
          <table:table-cell table:number-columns-repeated="16381" table:style-name="ce7"/>
        </table:table-row>
        <table:table-row table:style-name="ro1">
          <table:table-cell/>
          <table:table-cell office:value-type="string" table:style-name="ce7">
            <text:p>T1</text:p>
          </table:table-cell>
          <table:table-cell office:value-type="string" table:style-name="ce7">
            <text:p>T2</text:p>
          </table:table-cell>
          <table:table-cell table:style-name="ce7"/>
          <table:table-cell office:value-type="string" table:style-name="ce7">
            <text:p>T+</text:p>
          </table:table-cell>
          <table:table-cell office:value-type="string" table:style-name="ce7">
            <text:p>T-</text:p>
          </table:table-cell>
          <table:table-cell office:value-type="string" table:style-name="ce7">
            <text:p>Ts</text:p>
          </table:table-cell>
          <table:table-cell office:value-type="string" table:style-name="ce7">
            <text:p>T</text:p>
          </table:table-cell>
          <table:table-cell table:style-name="ce7"/>
          <table:table-cell office:value-type="string" table:style-name="ce7">
            <text:p>mit Formel</text:p>
          </table:table-cell>
          <table:table-cell table:number-columns-repeated="16374" table:style-name="ce7"/>
        </table:table-row>
        <table:table-row table:style-name="ro1">
          <table:table-cell/>
          <table:table-cell office:value-type="float" office:value="1.73" table:style-name="ce7">
            <text:p>1,73</text:p>
          </table:table-cell>
          <table:table-cell office:value-type="float" office:value="1.73" table:style-name="ce7">
            <text:p>1,73</text:p>
          </table:table-cell>
          <table:table-cell table:style-name="ce7"/>
          <table:table-cell office:value-type="float" office:value="1.65" table:style-name="ce7">
            <text:p>1,65</text:p>
          </table:table-cell>
          <table:table-cell office:value-type="float" office:value="1.34" table:style-name="ce7">
            <text:p>1,34</text:p>
          </table:table-cell>
          <table:table-cell office:value-type="float" office:value="10.16" table:style-name="ce7">
            <text:p>10,16</text:p>
          </table:table-cell>
          <table:table-cell office:value-type="float" office:value="1.66" table:style-name="ce7">
            <text:p>1,66</text:p>
          </table:table-cell>
          <table:table-cell table:style-name="ce7"/>
          <table:table-cell office:value-type="string" table:style-name="ce7">
            <text:p>W+ =</text:p>
          </table:table-cell>
          <table:table-cell office:value-type="float" office:value="3.7796447300922722" table:formula="of:=SQRT(10/0.7)" table:style-name="ce7">
            <text:p>3,77964473</text:p>
          </table:table-cell>
          <table:table-cell table:style-name="ce7"/>
          <table:table-cell office:value-type="string" table:style-name="ce7">
            <text:p>K =</text:p>
          </table:table-cell>
          <table:table-cell office:value-type="float" office:value="0.1941672679213218" table:formula="of:=([.F28]^2-[.E28]^2)/([.F28]^2+[.E28]^2)" table:style-name="ce7">
            <text:p>0,194167268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.69" table:style-name="ce7">
            <text:p>1,69</text:p>
          </table:table-cell>
          <table:table-cell office:value-type="float" office:value="1.67" table:style-name="ce7">
            <text:p>1,67</text:p>
          </table:table-cell>
          <table:table-cell table:style-name="ce7"/>
          <table:table-cell office:value-type="float" office:value="1.74" table:style-name="ce7">
            <text:p>1,74</text:p>
          </table:table-cell>
          <table:table-cell office:value-type="float" office:value="1.5" table:style-name="ce7">
            <text:p>1,5</text:p>
          </table:table-cell>
          <table:table-cell office:value-type="float" office:value="10.32" table:style-name="ce7">
            <text:p>10,32</text:p>
          </table:table-cell>
          <table:table-cell office:value-type="float" office:value="1.67" table:style-name="ce7">
            <text:p>1,67</text:p>
          </table:table-cell>
          <table:table-cell table:style-name="ce7"/>
          <table:table-cell office:value-type="string" table:style-name="ce7">
            <text:p>w- =</text:p>
          </table:table-cell>
          <table:table-cell office:value-type="float" office:value="3.8523340857649711" table:formula="of:=SQRT((10+2*[.N3])/0.7)" table:style-name="ce7">
            <text:p>3,852334086</text:p>
          </table:table-cell>
          <table:table-cell table:number-columns-repeated="16373" table:style-name="ce7"/>
        </table:table-row>
        <table:table-row table:style-name="ro1">
          <table:table-cell/>
          <table:table-cell office:value-type="float" office:value="1.73" table:style-name="ce7">
            <text:p>1,73</text:p>
          </table:table-cell>
          <table:table-cell office:value-type="float" office:value="1.73" table:style-name="ce7">
            <text:p>1,73</text:p>
          </table:table-cell>
          <table:table-cell table:style-name="ce7"/>
          <table:table-cell office:value-type="float" office:value="1.73" table:style-name="ce7">
            <text:p>1,73</text:p>
          </table:table-cell>
          <table:table-cell office:value-type="float" office:value="1.21" table:style-name="ce7">
            <text:p>1,21</text:p>
          </table:table-cell>
          <table:table-cell office:value-type="float" office:value="10.32" table:style-name="ce7">
            <text:p>10,32</text:p>
          </table:table-cell>
          <table:table-cell office:value-type="float" office:value="1.67" table:style-name="ce7">
            <text:p>1,67</text:p>
          </table:table-cell>
          <table:table-cell table:style-name="ce7"/>
          <table:table-cell office:value-type="string" table:style-name="ce7">
            <text:p>Ws =</text:p>
          </table:table-cell>
          <table:table-cell office:value-type="float" office:value="-7.2689355672698852E-2" table:formula="of:=[.K3]-[.K4]" table:style-name="ce7">
            <text:p>-0,072689356</text:p>
          </table:table-cell>
          <table:table-cell table:number-columns-repeated="16373" table:style-name="ce7"/>
        </table:table-row>
        <table:table-row table:style-name="ro1">
          <table:table-cell/>
          <table:table-cell office:value-type="float" office:value="1.69" table:style-name="ce7">
            <text:p>1,69</text:p>
          </table:table-cell>
          <table:table-cell office:value-type="float" office:value="1.67" table:style-name="ce7">
            <text:p>1,67</text:p>
          </table:table-cell>
          <table:table-cell table:style-name="ce7"/>
          <table:table-cell office:value-type="float" office:value="1.69" table:style-name="ce7">
            <text:p>1,69</text:p>
          </table:table-cell>
          <table:table-cell office:value-type="float" office:value="1.44" table:style-name="ce7">
            <text:p>1,44</text:p>
          </table:table-cell>
          <table:table-cell office:value-type="float" office:value="11.39" table:style-name="ce7">
            <text:p>11,39</text:p>
          </table:table-cell>
          <table:table-cell office:value-type="float" office:value="1.68" table:style-name="ce7">
            <text:p>1,68</text:p>
          </table:table-cell>
          <table:table-cell table:number-columns-repeated="16376" table:style-name="ce7"/>
        </table:table-row>
        <table:table-row table:style-name="ro1">
          <table:table-cell/>
          <table:table-cell office:value-type="float" office:value="1.77" table:style-name="ce7">
            <text:p>1,77</text:p>
          </table:table-cell>
          <table:table-cell office:value-type="float" office:value="1.76" table:style-name="ce7">
            <text:p>1,76</text:p>
          </table:table-cell>
          <table:table-cell table:style-name="ce7"/>
          <table:table-cell office:value-type="float" office:value="1.77" table:style-name="ce7">
            <text:p>1,77</text:p>
          </table:table-cell>
          <table:table-cell office:value-type="float" office:value="1.49" table:style-name="ce7">
            <text:p>1,49</text:p>
          </table:table-cell>
          <table:table-cell office:value-type="float" office:value="11.28" table:style-name="ce7">
            <text:p>11,28</text:p>
          </table:table-cell>
          <table:table-cell office:value-type="float" office:value="1.55" table:style-name="ce7">
            <text:p>1,55</text:p>
          </table:table-cell>
          <table:table-cell table:style-name="ce7"/>
          <table:table-cell office:value-type="string" table:style-name="ce7">
            <text:p>T+ =</text:p>
          </table:table-cell>
          <table:table-cell office:value-type="float" office:value="1.6623745764132161" table:formula="of:=2*PI()*SQRT(0.7/10)" table:style-name="ce7">
            <text:p>1,662374576</text:p>
          </table:table-cell>
          <table:table-cell table:number-columns-repeated="16373" table:style-name="ce7"/>
        </table:table-row>
        <table:table-row table:style-name="ro1">
          <table:table-cell/>
          <table:table-cell office:value-type="float" office:value="1.56" table:style-name="ce7">
            <text:p>1,56</text:p>
          </table:table-cell>
          <table:table-cell office:value-type="float" office:value="1.72" table:style-name="ce7">
            <text:p>1,72</text:p>
          </table:table-cell>
          <table:table-cell table:style-name="ce7"/>
          <table:table-cell office:value-type="float" office:value="1.63" table:style-name="ce7">
            <text:p>1,63</text:p>
          </table:table-cell>
          <table:table-cell office:value-type="float" office:value="1.36" table:style-name="ce7">
            <text:p>1,36</text:p>
          </table:table-cell>
          <table:table-cell office:value-type="float" office:value="12.72" table:style-name="ce7">
            <text:p>12,72</text:p>
          </table:table-cell>
          <table:table-cell office:value-type="float" office:value="1.77" table:style-name="ce7">
            <text:p>1,77</text:p>
          </table:table-cell>
          <table:table-cell table:style-name="ce7"/>
          <table:table-cell office:value-type="string" table:style-name="ce7">
            <text:p>T- =</text:p>
          </table:table-cell>
          <table:table-cell office:value-type="float" office:value="1.6310073756056163" table:formula="of:=2*PI()*SQRT(0.7/(10+2*[.N3]))" table:style-name="ce7">
            <text:p>1,631007376</text:p>
          </table:table-cell>
          <table:table-cell table:number-columns-repeated="16373" table:style-name="ce7"/>
        </table:table-row>
        <table:table-row table:style-name="ro1">
          <table:table-cell/>
          <table:table-cell office:value-type="float" office:value="1.85" table:style-name="ce7">
            <text:p>1,85</text:p>
          </table:table-cell>
          <table:table-cell office:value-type="float" office:value="1.74" table:style-name="ce7">
            <text:p>1,74</text:p>
          </table:table-cell>
          <table:table-cell table:style-name="ce7"/>
          <table:table-cell office:value-type="float" office:value="1.69" table:style-name="ce7">
            <text:p>1,69</text:p>
          </table:table-cell>
          <table:table-cell office:value-type="float" office:value="1.43" table:style-name="ce7">
            <text:p>1,43</text:p>
          </table:table-cell>
          <table:table-cell office:value-type="float" office:value="12.19" table:style-name="ce7">
            <text:p>12,19</text:p>
          </table:table-cell>
          <table:table-cell office:value-type="float" office:value="1.97" table:style-name="ce7">
            <text:p>1,97</text:p>
          </table:table-cell>
          <table:table-cell table:number-columns-repeated="16376" table:style-name="ce7"/>
        </table:table-row>
        <table:table-row table:style-name="ro1">
          <table:table-cell/>
          <table:table-cell office:value-type="float" office:value="1.68" table:style-name="ce7">
            <text:p>1,68</text:p>
          </table:table-cell>
          <table:table-cell office:value-type="float" office:value="1.69" table:style-name="ce7">
            <text:p>1,69</text:p>
          </table:table-cell>
          <table:table-cell table:style-name="ce7"/>
          <table:table-cell office:value-type="float" office:value="1.75" table:style-name="ce7">
            <text:p>1,75</text:p>
          </table:table-cell>
          <table:table-cell office:value-type="float" office:value="1.49" table:style-name="ce7">
            <text:p>1,49</text:p>
          </table:table-cell>
          <table:table-cell office:value-type="float" office:value="12.53" table:style-name="ce7">
            <text:p>12,53</text:p>
          </table:table-cell>
          <table:table-cell office:value-type="float" office:value="1.71" table:style-name="ce7">
            <text:p>1,71</text:p>
          </table:table-cell>
          <table:table-cell table:number-columns-repeated="16376" table:style-name="ce7"/>
        </table:table-row>
        <table:table-row table:style-name="ro1">
          <table:table-cell/>
          <table:table-cell office:value-type="float" office:value="1.74" table:style-name="ce7">
            <text:p>1,74</text:p>
          </table:table-cell>
          <table:table-cell office:value-type="float" office:value="1.73" table:style-name="ce7">
            <text:p>1,73</text:p>
          </table:table-cell>
          <table:table-cell table:style-name="ce7"/>
          <table:table-cell office:value-type="float" office:value="1.71" table:style-name="ce7">
            <text:p>1,71</text:p>
          </table:table-cell>
          <table:table-cell office:value-type="float" office:value="1.29" table:style-name="ce7">
            <text:p>1,29</text:p>
          </table:table-cell>
          <table:table-cell office:value-type="float" office:value="12.25" table:style-name="ce7">
            <text:p>12,25</text:p>
          </table:table-cell>
          <table:table-cell office:value-type="float" office:value="1.68" table:style-name="ce7">
            <text:p>1,68</text:p>
          </table:table-cell>
          <table:table-cell table:style-name="ce7"/>
          <table:table-cell office:value-type="string" table:style-name="ce7">
            <text:p>F+ =</text:p>
          </table:table-cell>
          <table:table-cell office:value-type="float" office:value="0.60154914192541775" table:formula="of:=1/[.K7]" table:style-name="ce7">
            <text:p>0,601549142</text:p>
          </table:table-cell>
          <table:table-cell table:number-columns-repeated="16373" table:style-name="ce7"/>
        </table:table-row>
        <table:table-row table:style-name="ro1">
          <table:table-cell/>
          <table:table-cell office:value-type="float" office:value="1.78" table:style-name="ce7">
            <text:p>1,78</text:p>
          </table:table-cell>
          <table:table-cell office:value-type="float" office:value="1.62" table:style-name="ce7">
            <text:p>1,62</text:p>
          </table:table-cell>
          <table:table-cell table:style-name="ce7"/>
          <table:table-cell office:value-type="float" office:value="1.79" table:style-name="ce7">
            <text:p>1,79</text:p>
          </table:table-cell>
          <table:table-cell office:value-type="float" office:value="1.48" table:style-name="ce7">
            <text:p>1,48</text:p>
          </table:table-cell>
          <table:table-cell office:value-type="float" office:value="12.88" table:style-name="ce7">
            <text:p>12,88</text:p>
          </table:table-cell>
          <table:table-cell office:value-type="float" office:value="1.63" table:style-name="ce7">
            <text:p>1,63</text:p>
          </table:table-cell>
          <table:table-cell table:style-name="ce7"/>
          <table:table-cell office:value-type="string" table:style-name="ce7">
            <text:p>F- =</text:p>
          </table:table-cell>
          <table:table-cell office:value-type="float" office:value="0.61311801219089257" table:formula="of:=1/[.K8]" table:style-name="ce7">
            <text:p>0,613118012</text:p>
          </table:table-cell>
          <table:table-cell table:number-columns-repeated="16373" table:style-name="ce7"/>
        </table:table-row>
        <table:table-row table:style-name="ro1">
          <table:table-cell/>
          <table:table-cell office:value-type="float" office:value="1.69" table:style-name="ce7">
            <text:p>1,69</text:p>
          </table:table-cell>
          <table:table-cell office:value-type="float" office:value="1.78" table:style-name="ce7">
            <text:p>1,78</text:p>
          </table:table-cell>
          <table:table-cell table:style-name="ce7"/>
          <table:table-cell office:value-type="float" office:value="1.67" table:style-name="ce7">
            <text:p>1,67</text:p>
          </table:table-cell>
          <table:table-cell office:value-type="float" office:value="1.43" table:style-name="ce7">
            <text:p>1,43</text:p>
          </table:table-cell>
          <table:table-cell office:value-type="float" office:value="12.72" table:style-name="ce7">
            <text:p>12,72</text:p>
          </table:table-cell>
          <table:table-cell office:value-type="float" office:value="1.62" table:style-name="ce7">
            <text:p>1,62</text:p>
          </table:table-cell>
          <table:table-cell table:style-name="ce7"/>
          <table:table-cell office:value-type="string" table:style-name="ce7">
            <text:p>Fs =</text:p>
          </table:table-cell>
          <table:table-cell office:value-type="float" office:value="1.1568870265474818E-2" table:formula="of:=ABS([.K11]-[.K12])" table:style-name="ce7">
            <text:p>0,01156887</text:p>
          </table:table-cell>
          <table:table-cell table:number-columns-repeated="16373" table:style-name="ce7"/>
        </table:table-row>
        <table:table-row table:style-name="ro1">
          <table:table-cell/>
          <table:table-cell office:value-type="float" office:value="1.6" table:style-name="ce7">
            <text:p>1,6</text:p>
          </table:table-cell>
          <table:table-cell office:value-type="float" office:value="1.8" table:style-name="ce7">
            <text:p>1,8</text:p>
          </table:table-cell>
          <table:table-cell table:number-columns-repeated="4" table:style-name="ce7"/>
          <table:table-cell office:value-type="float" office:value="1.63" table:style-name="ce7">
            <text:p>1,63</text:p>
          </table:table-cell>
          <table:table-cell table:number-columns-repeated="16376" table:style-name="ce7"/>
        </table:table-row>
        <table:table-row table:style-name="ro1">
          <table:table-cell/>
          <table:table-cell office:value-type="float" office:value="1.71" table:style-name="ce7">
            <text:p>1,71</text:p>
          </table:table-cell>
          <table:table-cell office:value-type="float" office:value="1.66" table:style-name="ce7">
            <text:p>1,66</text:p>
          </table:table-cell>
          <table:table-cell table:number-columns-repeated="4" table:style-name="ce7"/>
          <table:table-cell office:value-type="float" office:value="1.9" table:style-name="ce7">
            <text:p>1,9</text:p>
          </table:table-cell>
          <table:table-cell table:number-columns-repeated="16376" table:style-name="ce7"/>
        </table:table-row>
        <table:table-row table:style-name="ro1">
          <table:table-cell/>
          <table:table-cell office:value-type="float" office:value="1.68" table:style-name="ce7">
            <text:p>1,68</text:p>
          </table:table-cell>
          <table:table-cell office:value-type="float" office:value="1.72" table:style-name="ce7">
            <text:p>1,72</text:p>
          </table:table-cell>
          <table:table-cell table:number-columns-repeated="4" table:style-name="ce7"/>
          <table:table-cell office:value-type="float" office:value="1.84" table:style-name="ce7">
            <text:p>1,84</text:p>
          </table:table-cell>
          <table:table-cell table:number-columns-repeated="16376" table:style-name="ce7"/>
        </table:table-row>
        <table:table-row table:style-name="ro1">
          <table:table-cell table:style-name="ce7"/>
          <table:table-cell office:value-type="float" office:value="1.76" table:style-name="ce7">
            <text:p>1,76</text:p>
          </table:table-cell>
          <table:table-cell office:value-type="float" office:value="1.79" table:style-name="ce7">
            <text:p>1,79</text:p>
          </table:table-cell>
          <table:table-cell table:number-columns-repeated="4" table:style-name="ce7"/>
          <table:table-cell office:value-type="float" office:value="1.71" table:style-name="ce7">
            <text:p>1,71</text:p>
          </table:table-cell>
          <table:table-cell table:number-columns-repeated="16376"/>
        </table:table-row>
        <table:table-row table:style-name="ro1">
          <table:table-cell table:style-name="ce7"/>
          <table:table-cell office:value-type="float" office:value="1.67" table:style-name="ce7">
            <text:p>1,67</text:p>
          </table:table-cell>
          <table:table-cell office:value-type="float" office:value="1.63" table:style-name="ce7">
            <text:p>1,63</text:p>
          </table:table-cell>
          <table:table-cell table:number-columns-repeated="4" table:style-name="ce7"/>
          <table:table-cell office:value-type="float" office:value="1.68" table:style-name="ce7">
            <text:p>1,68</text:p>
          </table:table-cell>
          <table:table-cell table:number-columns-repeated="16376"/>
        </table:table-row>
        <table:table-row table:style-name="ro1">
          <table:table-cell table:style-name="ce7"/>
          <table:table-cell office:value-type="float" office:value="1.67" table:style-name="ce7">
            <text:p>1,67</text:p>
          </table:table-cell>
          <table:table-cell office:value-type="float" office:value="1.77" table:style-name="ce7">
            <text:p>1,77</text:p>
          </table:table-cell>
          <table:table-cell table:number-columns-repeated="4" table:style-name="ce7"/>
          <table:table-cell office:value-type="float" office:value="1.63" table:style-name="ce7">
            <text:p>1,63</text:p>
          </table:table-cell>
          <table:table-cell table:number-columns-repeated="16376"/>
        </table:table-row>
        <table:table-row table:style-name="ro1">
          <table:table-cell table:style-name="ce7"/>
          <table:table-cell office:value-type="float" office:value="1.68" table:style-name="ce7">
            <text:p>1,68</text:p>
          </table:table-cell>
          <table:table-cell office:value-type="float" office:value="1.67" table:style-name="ce7">
            <text:p>1,67</text:p>
          </table:table-cell>
          <table:table-cell table:number-columns-repeated="4" table:style-name="ce7"/>
          <table:table-cell office:value-type="float" office:value="1.59" table:style-name="ce7">
            <text:p>1,59</text:p>
          </table:table-cell>
          <table:table-cell table:number-columns-repeated="16376"/>
        </table:table-row>
        <table:table-row table:style-name="ro1">
          <table:table-cell table:style-name="ce7"/>
          <table:table-cell office:value-type="float" office:value="1.76" table:style-name="ce7">
            <text:p>1,76</text:p>
          </table:table-cell>
          <table:table-cell office:value-type="float" office:value="1.77" table:style-name="ce7">
            <text:p>1,77</text:p>
          </table:table-cell>
          <table:table-cell table:number-columns-repeated="4" table:style-name="ce7"/>
          <table:table-cell office:value-type="float" office:value="1.7" table:style-name="ce7">
            <text:p>1,7</text:p>
          </table:table-cell>
          <table:table-cell table:number-columns-repeated="16376"/>
        </table:table-row>
        <table:table-row table:style-name="ro1">
          <table:table-cell table:style-name="ce7"/>
          <table:table-cell office:value-type="float" office:value="1.71" table:style-name="ce7">
            <text:p>1,71</text:p>
          </table:table-cell>
          <table:table-cell office:value-type="float" office:value="1.67" table:style-name="ce7">
            <text:p>1,67</text:p>
          </table:table-cell>
          <table:table-cell table:number-columns-repeated="4" table:style-name="ce7"/>
          <table:table-cell office:value-type="float" office:value="1.94" table:style-name="ce7">
            <text:p>1,94</text:p>
          </table:table-cell>
          <table:table-cell table:number-columns-repeated="16376"/>
        </table:table-row>
        <table:table-row table:style-name="ro1">
          <table:table-cell table:style-name="ce7"/>
          <table:table-cell office:value-type="float" office:value="1.68" table:style-name="ce7">
            <text:p>1,68</text:p>
          </table:table-cell>
          <table:table-cell office:value-type="float" office:value="1.82" table:style-name="ce7">
            <text:p>1,82</text:p>
          </table:table-cell>
          <table:table-cell table:number-columns-repeated="4" table:style-name="ce7"/>
          <table:table-cell office:value-type="float" office:value="1.51" table:style-name="ce7">
            <text:p>1,51</text:p>
          </table:table-cell>
          <table:table-cell table:number-columns-repeated="16376"/>
        </table:table-row>
        <table:table-row table:style-name="ro1">
          <table:table-cell table:style-name="ce7"/>
          <table:table-cell office:value-type="float" office:value="1.69" table:style-name="ce7">
            <text:p>1,69</text:p>
          </table:table-cell>
          <table:table-cell office:value-type="float" office:value="1.59" table:style-name="ce7">
            <text:p>1,59</text:p>
          </table:table-cell>
          <table:table-cell table:number-columns-repeated="4" table:style-name="ce7"/>
          <table:table-cell office:value-type="float" office:value="1.93" table:style-name="ce7">
            <text:p>1,93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7"/>
          <table:table-cell office:value-type="float" office:value="1.7054545454545456" table:formula="of:=SUM([.B3:.B24]) / 22" table:style-name="ce7">
            <text:p>1,705454545</text:p>
          </table:table-cell>
          <table:table-cell office:value-type="float" office:value="1.7150000000000005" table:formula="of:=SUM([.C3:.C24]) / 22" table:style-name="ce7">
            <text:p>1,715</text:p>
          </table:table-cell>
          <table:table-cell table:style-name="ce7"/>
          <table:table-cell office:value-type="float" office:value="1.7109090909090903" table:formula="of:=SUM([.E3:.E13]) / 11" table:style-name="ce7">
            <text:p>1,710909091</text:p>
          </table:table-cell>
          <table:table-cell office:value-type="float" office:value="1.4054545454545455" table:formula="of:=SUM([.F3:.F13]) / 11" table:style-name="ce7">
            <text:p>1,405454545</text:p>
          </table:table-cell>
          <table:table-cell office:value-type="float" office:value="11.705454545454545" table:formula="of:=SUM([.G3:.G13]) / 11" table:style-name="ce7">
            <text:p>11,70545455</text:p>
          </table:table-cell>
          <table:table-cell office:value-type="float" office:value="1.7122727272727269" table:formula="of:=SUM([.H3:.H24]) / 22" table:style-name="ce7">
            <text:p>1,712272727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Winkelgeschwindigkeiten</text:p>
          </table:table-cell>
          <table:table-cell table:number-columns-repeated="3" table:style-name="ce7"/>
          <table:table-cell office:value-type="float" office:value="3.6724249935693662" table:formula="of:=2*PI()/[.E26]" table:style-name="ce7">
            <text:p>3,672424994</text:p>
          </table:table-cell>
          <table:table-cell office:value-type="float" office:value="4.4705716933360575" table:formula="of:=2*PI()/[.F26]" table:style-name="ce7">
            <text:p>4,470571693</text:p>
          </table:table-cell>
          <table:table-cell office:value-type="float" office:value="0.53677414087430453" table:formula="of:=2*PI()/[.G26]" table:style-name="ce7">
            <text:p>0,536774141</text:p>
          </table:table-cell>
          <table:table-cell table:number-columns-repeated="1637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Frequenzen</text:p>
          </table:table-cell>
          <table:table-cell table:number-columns-repeated="3" table:style-name="ce7"/>
          <table:table-cell office:value-type="float" office:value="0.58448459086078663" table:formula="of:=[.E28]/(2*PI())" table:style-name="ce7">
            <text:p>0,584484591</text:p>
          </table:table-cell>
          <table:table-cell office:value-type="float" office:value="0.71151358344113846" table:formula="of:=[.F28]/(2*PI())" table:style-name="ce7">
            <text:p>0,711513583</text:p>
          </table:table-cell>
          <table:table-cell office:value-type="float" office:value="8.543025784405095E-2" table:formula="of:=[.G28]/(2*PI())" table:style-name="ce7">
            <text:p>0,085430258</text:p>
          </table:table-cell>
          <table:table-cell table:number-columns-repeated="16377" table:style-name="ce7"/>
        </table:table-row>
        <table:table-row table:number-rows-repeated="1048546" table:style-name="ro1">
          <table:table-cell table:number-columns-repeated="16384"/>
        </table:table-row>
      </table:table>
      <table:table table:name="Tabelle2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/>
          <table:table-cell office:value-type="string" table:number-columns-spanned="2" table:number-rows-spanned="1" table:style-name="ce2">
            <text:p>Länge l = 90cm</text:p>
          </table:table-cell>
          <table:covered-table-cell/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T1</text:p>
          </table:table-cell>
          <table:table-cell office:value-type="string" table:style-name="ce1">
            <text:p>T2</text:p>
          </table:table-cell>
          <table:table-cell table:style-name="ce1"/>
          <table:table-cell office:value-type="string" table:style-name="ce1">
            <text:p>T+</text:p>
          </table:table-cell>
          <table:table-cell office:value-type="string" table:style-name="ce1">
            <text:p>T-</text:p>
          </table:table-cell>
          <table:table-cell office:value-type="string" table:style-name="ce1">
            <text:p>Ts</text:p>
          </table:table-cell>
          <table:table-cell office:value-type="string" table:style-name="ce1">
            <text:p>T</text:p>
          </table:table-cell>
          <table:table-cell table:style-name="ce1"/>
          <table:table-cell office:value-type="string" table:style-name="ce1">
            <text:p>mit Formel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1.86" table:style-name="ce1">
            <text:p>1,86</text:p>
          </table:table-cell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1.79" table:style-name="ce1">
            <text:p>1,79</text:p>
          </table:table-cell>
          <table:table-cell office:value-type="float" office:value="1.62" table:style-name="ce1">
            <text:p>1,62</text:p>
          </table:table-cell>
          <table:table-cell office:value-type="float" office:value="10.69" table:style-name="ce1">
            <text:p>10,69</text:p>
          </table:table-cell>
          <table:table-cell office:value-type="float" office:value="1.65" table:style-name="ce1">
            <text:p>1,65</text:p>
          </table:table-cell>
          <table:table-cell table:style-name="ce1"/>
          <table:table-cell office:value-type="string" table:style-name="ce1">
            <text:p>W+ =</text:p>
          </table:table-cell>
          <table:table-cell office:value-type="float" office:value="3.7796447300922722" table:formula="of:=SQRT(10/0.7)" table:style-name="ce1">
            <text:p>3,77964473</text:p>
          </table:table-cell>
          <table:table-cell table:style-name="ce1"/>
          <table:table-cell office:value-type="string" table:style-name="ce1">
            <text:p>K =</text:p>
          </table:table-cell>
          <table:table-cell office:value-type="float" office:value="0.16093793688594926" table:formula="of:=([.F28]^2-[.E28]^2)/([.F28]^2+[.E28]^2)" table:style-name="ce1">
            <text:p>0,160937937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.85" table:style-name="ce1">
            <text:p>1,85</text:p>
          </table:table-cell>
          <table:table-cell office:value-type="float" office:value="1.71" table:style-name="ce1">
            <text:p>1,71</text:p>
          </table:table-cell>
          <table:table-cell table:style-name="ce1"/>
          <table:table-cell office:value-type="float" office:value="1.86" table:style-name="ce1">
            <text:p>1,86</text:p>
          </table:table-cell>
          <table:table-cell office:value-type="float" office:value="1.7" table:style-name="ce1">
            <text:p>1,7</text:p>
          </table:table-cell>
          <table:table-cell office:value-type="float" office:value="11.27" table:style-name="ce1">
            <text:p>11,27</text:p>
          </table:table-cell>
          <table:table-cell office:value-type="float" office:value="1.74" table:style-name="ce1">
            <text:p>1,74</text:p>
          </table:table-cell>
          <table:table-cell table:style-name="ce1"/>
          <table:table-cell office:value-type="string" table:style-name="ce1">
            <text:p>w- =</text:p>
          </table:table-cell>
          <table:table-cell office:value-type="float" office:value="3.8399917919874889" table:formula="of:=SQRT((10+2*[.N3])/0.7)" table:style-name="ce1">
            <text:p>3,839991792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1.82" table:style-name="ce1">
            <text:p>1,82</text:p>
          </table:table-cell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1.89" table:style-name="ce1">
            <text:p>1,89</text:p>
          </table:table-cell>
          <table:table-cell office:value-type="float" office:value="1.62" table:style-name="ce1">
            <text:p>1,62</text:p>
          </table:table-cell>
          <table:table-cell office:value-type="float" office:value="11.63" table:style-name="ce1">
            <text:p>11,63</text:p>
          </table:table-cell>
          <table:table-cell office:value-type="float" office:value="1.78" table:style-name="ce1">
            <text:p>1,78</text:p>
          </table:table-cell>
          <table:table-cell table:style-name="ce1"/>
          <table:table-cell office:value-type="string" table:style-name="ce1">
            <text:p>Ws =</text:p>
          </table:table-cell>
          <table:table-cell office:value-type="float" office:value="-6.0347061895216658E-2" table:formula="of:=[.K3]-[.K4]" table:style-name="ce1">
            <text:p>-0,060347062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2.17" table:style-name="ce1">
            <text:p>2,1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.98" table:style-name="ce1">
            <text:p>1,98</text:p>
          </table:table-cell>
          <table:table-cell office:value-type="float" office:value="1.51" table:style-name="ce1">
            <text:p>1,51</text:p>
          </table:table-cell>
          <table:table-cell office:value-type="float" office:value="12.52" table:style-name="ce1">
            <text:p>12,52</text:p>
          </table:table-cell>
          <table:table-cell office:value-type="float" office:value="1.77" table:style-name="ce1">
            <text:p>1,77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1.86" table:style-name="ce1">
            <text:p>1,86</text:p>
          </table:table-cell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1.93" table:style-name="ce1">
            <text:p>1,93</text:p>
          </table:table-cell>
          <table:table-cell office:value-type="float" office:value="1.62" table:style-name="ce1">
            <text:p>1,62</text:p>
          </table:table-cell>
          <table:table-cell office:value-type="float" office:value="12.45" table:style-name="ce1">
            <text:p>12,45</text:p>
          </table:table-cell>
          <table:table-cell office:value-type="float" office:value="1.68" table:style-name="ce1">
            <text:p>1,68</text:p>
          </table:table-cell>
          <table:table-cell table:style-name="ce1"/>
          <table:table-cell office:value-type="string" table:style-name="ce1">
            <text:p>T+ =</text:p>
          </table:table-cell>
          <table:table-cell office:value-type="float" office:value="1.6623745764132161" table:formula="of:=2*PI()*SQRT(0.7/10)" table:style-name="ce1">
            <text:p>1,662374576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1.96" table:style-name="ce1">
            <text:p>1,96</text:p>
          </table:table-cell>
          <table:table-cell office:value-type="float" office:value="1.89" table:style-name="ce1">
            <text:p>1,89</text:p>
          </table:table-cell>
          <table:table-cell table:style-name="ce1"/>
          <table:table-cell office:value-type="float" office:value="1.85" table:style-name="ce1">
            <text:p>1,85</text:p>
          </table:table-cell>
          <table:table-cell office:value-type="float" office:value="1.66" table:style-name="ce1">
            <text:p>1,66</text:p>
          </table:table-cell>
          <table:table-cell office:value-type="float" office:value="10.99" table:style-name="ce1">
            <text:p>10,99</text:p>
          </table:table-cell>
          <table:table-cell office:value-type="float" office:value="1.75" table:style-name="ce1">
            <text:p>1,75</text:p>
          </table:table-cell>
          <table:table-cell table:style-name="ce1"/>
          <table:table-cell office:value-type="string" table:style-name="ce1">
            <text:p>T- =</text:p>
          </table:table-cell>
          <table:table-cell office:value-type="float" office:value="1.6362496712336874" table:formula="of:=2*PI()*SQRT(0.7/(10+2*[.N3]))" table:style-name="ce1">
            <text:p>1,636249671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1.84" table:style-name="ce1">
            <text:p>1,84</text:p>
          </table:table-cell>
          <table:table-cell office:value-type="float" office:value="1.7" table:style-name="ce1">
            <text:p>1,7</text:p>
          </table:table-cell>
          <table:table-cell table:style-name="ce1"/>
          <table:table-cell office:value-type="float" office:value="1.94" table:style-name="ce1">
            <text:p>1,94</text:p>
          </table:table-cell>
          <table:table-cell office:value-type="float" office:value="1.54" table:style-name="ce1">
            <text:p>1,54</text:p>
          </table:table-cell>
          <table:table-cell office:value-type="float" office:value="10.54" table:style-name="ce1">
            <text:p>10,54</text:p>
          </table:table-cell>
          <table:table-cell office:value-type="float" office:value="1.35" table:style-name="ce1">
            <text:p>1,35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1.91" table:style-name="ce1">
            <text:p>1,9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.93" table:style-name="ce1">
            <text:p>1,93</text:p>
          </table:table-cell>
          <table:table-cell office:value-type="float" office:value="1.71" table:style-name="ce1">
            <text:p>1,71</text:p>
          </table:table-cell>
          <table:table-cell office:value-type="float" office:value="10.73" table:style-name="ce1">
            <text:p>10,73</text:p>
          </table:table-cell>
          <table:table-cell office:value-type="float" office:value="1.6" table:style-name="ce1">
            <text:p>1,6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1.88" table:style-name="ce1">
            <text:p>1,88</text:p>
          </table:table-cell>
          <table:table-cell office:value-type="float" office:value="1.96" table:style-name="ce1">
            <text:p>1,96</text:p>
          </table:table-cell>
          <table:table-cell table:style-name="ce1"/>
          <table:table-cell office:value-type="float" office:value="1.93" table:style-name="ce1">
            <text:p>1,93</text:p>
          </table:table-cell>
          <table:table-cell office:value-type="float" office:value="1.5" table:style-name="ce1">
            <text:p>1,5</text:p>
          </table:table-cell>
          <table:table-cell office:value-type="float" office:value="10.86" table:style-name="ce1">
            <text:p>10,86</text:p>
          </table:table-cell>
          <table:table-cell office:value-type="float" office:value="1.64" table:style-name="ce1">
            <text:p>1,64</text:p>
          </table:table-cell>
          <table:table-cell table:style-name="ce1"/>
          <table:table-cell office:value-type="string" table:style-name="ce1">
            <text:p>F+ =</text:p>
          </table:table-cell>
          <table:table-cell office:value-type="float" office:value="0.60154914192541775" table:formula="of:=1/[.K7]" table:style-name="ce1">
            <text:p>0,601549142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1.99" table:style-name="ce1">
            <text:p>1,99</text:p>
          </table:table-cell>
          <table:table-cell office:value-type="float" office:value="1.88" table:style-name="ce1">
            <text:p>1,88</text:p>
          </table:table-cell>
          <table:table-cell table:style-name="ce1"/>
          <table:table-cell office:value-type="float" office:value="1.83" table:style-name="ce1">
            <text:p>1,83</text:p>
          </table:table-cell>
          <table:table-cell office:value-type="float" office:value="1.59" table:style-name="ce1">
            <text:p>1,59</text:p>
          </table:table-cell>
          <table:table-cell office:value-type="float" office:value="12.84" table:style-name="ce1">
            <text:p>12,84</text:p>
          </table:table-cell>
          <table:table-cell office:value-type="float" office:value="1.72" table:style-name="ce1">
            <text:p>1,72</text:p>
          </table:table-cell>
          <table:table-cell table:style-name="ce1"/>
          <table:table-cell office:value-type="string" table:style-name="ce1">
            <text:p>F- =</text:p>
          </table:table-cell>
          <table:table-cell office:value-type="float" office:value="0.61115367512711394" table:formula="of:=1/[.K8]" table:style-name="ce1">
            <text:p>0,611153675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1.85" table:style-name="ce1">
            <text:p>1,85</text:p>
          </table:table-cell>
          <table:table-cell office:value-type="float" office:value="1.91" table:style-name="ce1">
            <text:p>1,91</text:p>
          </table:table-cell>
          <table:table-cell table:style-name="ce1"/>
          <table:table-cell office:value-type="float" office:value="1.89" table:style-name="ce1">
            <text:p>1,89</text:p>
          </table:table-cell>
          <table:table-cell office:value-type="float" office:value="1.63" table:style-name="ce1">
            <text:p>1,63</text:p>
          </table:table-cell>
          <table:table-cell office:value-type="float" office:value="11.23" table:style-name="ce1">
            <text:p>11,23</text:p>
          </table:table-cell>
          <table:table-cell office:value-type="float" office:value="1.78" table:style-name="ce1">
            <text:p>1,78</text:p>
          </table:table-cell>
          <table:table-cell table:style-name="ce1"/>
          <table:table-cell office:value-type="string" table:style-name="ce1">
            <text:p>Fs =</text:p>
          </table:table-cell>
          <table:table-cell office:value-type="float" office:value="9.604533201696186E-3" table:formula="of:=ABS([.K11]-[.K12])" table:style-name="ce1">
            <text:p>0,009604533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2.17" table:style-name="ce1">
            <text:p>2,17</text:p>
          </table:table-cell>
          <table:table-cell office:value-type="float" office:value="1.98" table:style-name="ce1">
            <text:p>1,98</text:p>
          </table:table-cell>
          <table:table-cell table:number-columns-repeated="4" table:style-name="ce1"/>
          <table:table-cell office:value-type="float" office:value="1.78" table:style-name="ce1">
            <text:p>1,78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1.85" table:style-name="ce1">
            <text:p>1,85</text:p>
          </table:table-cell>
          <table:table-cell office:value-type="float" office:value="1.88" table:style-name="ce1">
            <text:p>1,88</text:p>
          </table:table-cell>
          <table:table-cell table:number-columns-repeated="4" table:style-name="ce1"/>
          <table:table-cell office:value-type="float" office:value="1.78" table:style-name="ce1">
            <text:p>1,78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float" office:value="1.92" table:style-name="ce1">
            <text:p>1,92</text:p>
          </table:table-cell>
          <table:table-cell office:value-type="float" office:value="1.96" table:style-name="ce1">
            <text:p>1,96</text:p>
          </table:table-cell>
          <table:table-cell table:number-columns-repeated="4" table:style-name="ce1"/>
          <table:table-cell office:value-type="float" office:value="1.78" table:style-name="ce1">
            <text:p>1,78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1.98" table:style-name="ce1">
            <text:p>1,98</text:p>
          </table:table-cell>
          <table:table-cell office:value-type="float" office:value="2.0299999999999998" table:style-name="ce1">
            <text:p>2,03</text:p>
          </table:table-cell>
          <table:table-cell table:number-columns-repeated="4" table:style-name="ce1"/>
          <table:table-cell office:value-type="float" office:value="1.31" table:style-name="ce1">
            <text:p>1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1.8" table:style-name="ce1">
            <text:p>1,8</text:p>
          </table:table-cell>
          <table:table-cell office:value-type="float" office:value="1.75" table:style-name="ce1">
            <text:p>1,75</text:p>
          </table:table-cell>
          <table:table-cell table:number-columns-repeated="4" table:style-name="ce1"/>
          <table:table-cell office:value-type="float" office:value="1.5" table:style-name="ce1">
            <text:p>1,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1.91" table:style-name="ce1">
            <text:p>1,91</text:p>
          </table:table-cell>
          <table:table-cell office:value-type="float" office:value="1.97" table:style-name="ce1">
            <text:p>1,97</text:p>
          </table:table-cell>
          <table:table-cell table:number-columns-repeated="4" table:style-name="ce1"/>
          <table:table-cell office:value-type="float" office:value="1.74" table:style-name="ce1">
            <text:p>1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1.92" table:style-name="ce1">
            <text:p>1,92</text:p>
          </table:table-cell>
          <table:table-cell office:value-type="float" office:value="1.94" table:style-name="ce1">
            <text:p>1,94</text:p>
          </table:table-cell>
          <table:table-cell table:number-columns-repeated="4" table:style-name="ce1"/>
          <table:table-cell office:value-type="float" office:value="1.75" table:style-name="ce1">
            <text:p>1,7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1.96" table:style-name="ce1">
            <text:p>1,96</text:p>
          </table:table-cell>
          <table:table-cell office:value-type="float" office:value="1.93" table:style-name="ce1">
            <text:p>1,93</text:p>
          </table:table-cell>
          <table:table-cell table:number-columns-repeated="4" table:style-name="ce1"/>
          <table:table-cell office:value-type="float" office:value="1.79" table:style-name="ce1">
            <text:p>1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1.88" table:style-name="ce1">
            <text:p>1,88</text:p>
          </table:table-cell>
          <table:table-cell office:value-type="float" office:value="1.84" table:style-name="ce1">
            <text:p>1,84</text:p>
          </table:table-cell>
          <table:table-cell table:number-columns-repeated="4" table:style-name="ce1"/>
          <table:table-cell office:value-type="float" office:value="1.86" table:style-name="ce1">
            <text:p>1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1.89" table:style-name="ce1">
            <text:p>1,89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1.79" table:style-name="ce1">
            <text:p>1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1.98" table:style-name="ce1">
            <text:p>1,98</text:p>
          </table:table-cell>
          <table:table-cell office:value-type="float" office:value="1.91" table:style-name="ce1">
            <text:p>1,91</text:p>
          </table:table-cell>
          <table:table-cell table:number-columns-repeated="4" table:style-name="ce1"/>
          <table:table-cell office:value-type="float" office:value="1.92" table:style-name="ce1">
            <text:p>1,92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.9204545454545454" table:formula="of:=SUM([.B3:.B24]) / 22" table:style-name="ce1">
            <text:p>1,920454545</text:p>
          </table:table-cell>
          <table:table-cell office:value-type="float" office:value="1.9140909090909091" table:formula="of:=SUM([.C3:.C24]) / 22" table:style-name="ce1">
            <text:p>1,914090909</text:p>
          </table:table-cell>
          <table:table-cell table:style-name="ce1"/>
          <table:table-cell office:value-type="float" office:value="1.8927272727272728" table:formula="of:=SUM([.E3:.E13]) / 11" table:style-name="ce1">
            <text:p>1,892727273</text:p>
          </table:table-cell>
          <table:table-cell office:value-type="float" office:value="1.6090909090909091" table:formula="of:=SUM([.F3:.F13]) / 11" table:style-name="ce1">
            <text:p>1,609090909</text:p>
          </table:table-cell>
          <table:table-cell office:value-type="float" office:value="11.431818181818183" table:formula="of:=SUM([.G3:.G13]) / 11" table:style-name="ce1">
            <text:p>11,43181818</text:p>
          </table:table-cell>
          <table:table-cell office:value-type="float" office:value="1.7027272727272729" table:formula="of:=SUM([.H3:.H24]) / 22" table:style-name="ce1">
            <text:p>1,702727273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Winkelgeschwindigkeiten</text:p>
          </table:table-cell>
          <table:table-cell table:number-columns-repeated="3" table:style-name="ce1"/>
          <table:table-cell office:value-type="float" office:value="3.3196464158969956" table:formula="of:=2*PI()/[.E26]" table:style-name="ce1">
            <text:p>3,319646416</text:p>
          </table:table-cell>
          <table:table-cell office:value-type="float" office:value="3.9048044281907033" table:formula="of:=2*PI()/[.F26]" table:style-name="ce1">
            <text:p>3,904804428</text:p>
          </table:table-cell>
          <table:table-cell office:value-type="float" office:value="0.54962257160219041" table:formula="of:=2*PI()/[.G26]" table:style-name="ce1">
            <text:p>0,549622572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requenzen</text:p>
          </table:table-cell>
          <table:table-cell table:number-columns-repeated="3" table:style-name="ce1"/>
          <table:table-cell office:value-type="float" office:value="0.52833813640730065" table:formula="of:=[.E28]/(2*PI())" table:style-name="ce1">
            <text:p>0,528338136</text:p>
          </table:table-cell>
          <table:table-cell office:value-type="float" office:value="0.62146892655367236" table:formula="of:=[.F28]/(2*PI())" table:style-name="ce1">
            <text:p>0,621468927</text:p>
          </table:table-cell>
          <table:table-cell office:value-type="float" office:value="8.7475149105367786E-2" table:formula="of:=[.G28]/(2*PI())" table:style-name="ce1">
            <text:p>0,087475149</text:p>
          </table:table-cell>
          <table:table-cell table:number-columns-repeated="16377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3"/>
          <table:table-cell table:number-columns-repeated="16379"/>
        </table:table-row>
        <table:table-row table:number-rows-repeated="1048539" table:style-name="ro1">
          <table:table-cell table:number-columns-repeated="16384"/>
        </table:table-row>
      </table:table>
      <table:table table:name="Tabelle3" table:style-name="ta1">
        <table:table-column table:style-name="co1" table:number-columns-repeated="28" table:default-cell-style-name="ce1"/>
        <table:table-column table:style-name="co2" table:number-columns-repeated="16356" table:default-cell-style-name="ce1"/>
        <table:table-row table:style-name="ro1">
          <table:table-cell office:value-type="string" table:style-name="ce1">
            <text:p>Länge = 90c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+</text:p>
          </table:table-cell>
          <table:table-cell table:style-name="ce1"/>
          <table:table-cell office:value-type="string" table:style-name="ce4">
            <text:p>σ</text:p>
          </table:table-cell>
          <table:table-cell table:style-name="ce1"/>
          <table:table-cell office:value-type="string" table:style-name="ce1">
            <text:p>T-</text:p>
          </table:table-cell>
          <table:table-cell table:number-columns-repeated="2" table:style-name="ce1"/>
          <table:table-cell office:value-type="string" table:style-name="ce4">
            <text:p>σ</text:p>
          </table:table-cell>
          <table:table-cell table:style-name="ce1"/>
          <table:table-cell office:value-type="string" table:style-name="ce1">
            <text:p>Ts</text:p>
          </table:table-cell>
          <table:table-cell table:number-columns-repeated="2" table:style-name="ce1"/>
          <table:table-cell office:value-type="string" table:style-name="ce4">
            <text:p>σ</text:p>
          </table:table-cell>
          <table:table-cell table:style-name="ce1"/>
          <table:table-cell office:value-type="string" table:style-name="ce1">
            <text:p>T1</text:p>
          </table:table-cell>
          <table:table-cell table:number-columns-repeated="2" table:style-name="ce1"/>
          <table:table-cell office:value-type="string" table:style-name="ce4">
            <text:p>σ</text:p>
          </table:table-cell>
          <table:table-cell table:style-name="ce1"/>
          <table:table-cell office:value-type="string" table:style-name="ce1">
            <text:p>T2</text:p>
          </table:table-cell>
          <table:table-cell table:number-columns-repeated="2" table:style-name="ce1"/>
          <table:table-cell office:value-type="string" table:style-name="ce4">
            <text:p>σ</text:p>
          </table:table-cell>
          <table:table-cell table:style-name="ce1"/>
          <table:table-cell office:value-type="string" table:style-name="ce1">
            <text:p>T</text:p>
          </table:table-cell>
          <table:table-cell table:number-columns-repeated="2" table:style-name="ce1"/>
          <table:table-cell office:value-type="string" table:style-name="ce4">
            <text:p>σ</text:p>
          </table:table-cell>
          <table:table-cell table:number-columns-repeated="16356"/>
        </table:table-row>
        <table:table-row table:style-name="ro1">
          <table:table-cell office:value-type="float" office:value="1.79" table:style-name="ce1">
            <text:p>1,79</text:p>
          </table:table-cell>
          <table:table-cell table:style-name="ce1"/>
          <table:table-cell office:value-type="float" office:value="1.0552892561983482E-2" table:formula="of:=([.A3]-[.A26])^2" table:style-name="ce1">
            <text:p>0,010552893</text:p>
          </table:table-cell>
          <table:table-cell table:style-name="ce1"/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1.0909090909090979E-2" table:formula="of:=[.E3]-[.E26]" table:style-name="ce1">
            <text:p>0,010909091</text:p>
          </table:table-cell>
          <table:table-cell office:value-type="float" office:value="1.1900826446281146E-4" table:formula="of:=[.G3]^2" table:style-name="ce1">
            <text:p>0,000119008</text:p>
          </table:table-cell>
          <table:table-cell table:style-name="ce1"/>
          <table:table-cell office:value-type="float" office:value="10.69" table:style-name="ce1">
            <text:p>10,69</text:p>
          </table:table-cell>
          <table:table-cell table:style-name="ce1"/>
          <table:table-cell office:value-type="float" office:value="-0.74181818181818393" table:formula="of:=[.J3]-[.J26]" table:style-name="ce1">
            <text:p>-0,741818182</text:p>
          </table:table-cell>
          <table:table-cell office:value-type="float" office:value="0.55029421487603614" table:formula="of:=[.L3]^2" table:style-name="ce1">
            <text:p>0,550294215</text:p>
          </table:table-cell>
          <table:table-cell table:style-name="ce1"/>
          <table:table-cell office:value-type="float" office:value="1.86" table:style-name="ce1">
            <text:p>1,86</text:p>
          </table:table-cell>
          <table:table-cell table:style-name="ce1"/>
          <table:table-cell office:value-type="float" office:value="-6.0454545454545316E-2" table:formula="of:=[.O3]-[.O26]" table:style-name="ce1">
            <text:p>-0,060454545</text:p>
          </table:table-cell>
          <table:table-cell office:value-type="float" office:value="3.6547520661156857E-3" table:formula="of:=[.Q3]^2" table:style-name="ce1">
            <text:p>0,003654752</text:p>
          </table:table-cell>
          <table:table-cell table:style-name="ce1"/>
          <table:table-cell office:value-type="float" office:value="1.95" table:style-name="ce1">
            <text:p>1,95</text:p>
          </table:table-cell>
          <table:table-cell table:style-name="ce1"/>
          <table:table-cell office:value-type="float" office:value="3.5909090909090891E-2" table:formula="of:=[.T3]-[.T26]" table:style-name="ce1">
            <text:p>0,035909091</text:p>
          </table:table-cell>
          <table:table-cell office:value-type="float" office:value="1.289462809917354E-3" table:formula="of:=[.V3]^2" table:style-name="ce1">
            <text:p>0,001289463</text:p>
          </table:table-cell>
          <table:table-cell table:style-name="ce1"/>
          <table:table-cell office:value-type="float" office:value="1.65" table:style-name="ce1">
            <text:p>1,65</text:p>
          </table:table-cell>
          <table:table-cell table:style-name="ce1"/>
          <table:table-cell office:value-type="float" office:value="-5.2727272727272956E-2" table:formula="of:=[.Y3]-[.Y26]" table:style-name="ce1">
            <text:p>-0,052727273</text:p>
          </table:table-cell>
          <table:table-cell office:value-type="float" office:value="2.7801652892562225E-3" table:formula="of:=[.AA3]^2" table:style-name="ce1">
            <text:p>0,002780165</text:p>
          </table:table-cell>
          <table:table-cell table:number-columns-repeated="16356"/>
        </table:table-row>
        <table:table-row table:style-name="ro1">
          <table:table-cell office:value-type="float" office:value="1.86" table:style-name="ce1">
            <text:p>1,86</text:p>
          </table:table-cell>
          <table:table-cell table:style-name="ce1"/>
          <table:table-cell office:value-type="float" office:value="1.0710743801652886E-3" table:formula="of:=([.A4]-[.A26])^2" table:style-name="ce1">
            <text:p>0,001071074</text:p>
          </table:table-cell>
          <table:table-cell table:style-name="ce1"/>
          <table:table-cell office:value-type="float" office:value="1.7" table:style-name="ce1">
            <text:p>1,7</text:p>
          </table:table-cell>
          <table:table-cell table:style-name="ce1"/>
          <table:table-cell office:value-type="float" office:value="9.0909090909090828E-2" table:formula="of:=[.E4]-[.E26]" table:style-name="ce1">
            <text:p>0,090909091</text:p>
          </table:table-cell>
          <table:table-cell office:value-type="float" office:value="8.26446280991734E-3" table:formula="of:=[.G4]^2" table:style-name="ce1">
            <text:p>0,008264463</text:p>
          </table:table-cell>
          <table:table-cell table:style-name="ce1"/>
          <table:table-cell office:value-type="float" office:value="11.27" table:style-name="ce1">
            <text:p>11,27</text:p>
          </table:table-cell>
          <table:table-cell table:style-name="ce1"/>
          <table:table-cell office:value-type="float" office:value="-0.16181818181818386" table:formula="of:=[.J4]-[.J26]" table:style-name="ce1">
            <text:p>-0,161818182</text:p>
          </table:table-cell>
          <table:table-cell office:value-type="float" office:value="2.6185123966942808E-2" table:formula="of:=[.L4]^2" table:style-name="ce1">
            <text:p>0,026185124</text:p>
          </table:table-cell>
          <table:table-cell table:style-name="ce1"/>
          <table:table-cell office:value-type="float" office:value="1.85" table:style-name="ce1">
            <text:p>1,85</text:p>
          </table:table-cell>
          <table:table-cell table:style-name="ce1"/>
          <table:table-cell office:value-type="float" office:value="-7.0454545454545325E-2" table:formula="of:=[.O4]-[.O26]" table:style-name="ce1">
            <text:p>-0,070454545</text:p>
          </table:table-cell>
          <table:table-cell office:value-type="float" office:value="4.963842975206593E-3" table:formula="of:=[.Q4]^2" table:style-name="ce1">
            <text:p>0,004963843</text:p>
          </table:table-cell>
          <table:table-cell table:style-name="ce1"/>
          <table:table-cell office:value-type="float" office:value="1.71" table:style-name="ce1">
            <text:p>1,71</text:p>
          </table:table-cell>
          <table:table-cell table:style-name="ce1"/>
          <table:table-cell office:value-type="float" office:value="-0.2040909090909091" table:formula="of:=[.T4]-[.T26]" table:style-name="ce1">
            <text:p>-0,204090909</text:p>
          </table:table-cell>
          <table:table-cell office:value-type="float" office:value="4.1653099173553726E-2" table:formula="of:=[.V4]^2" table:style-name="ce1">
            <text:p>0,041653099</text:p>
          </table:table-cell>
          <table:table-cell table:style-name="ce1"/>
          <table:table-cell office:value-type="float" office:value="1.74" table:style-name="ce1">
            <text:p>1,74</text:p>
          </table:table-cell>
          <table:table-cell table:style-name="ce1"/>
          <table:table-cell office:value-type="float" office:value="3.7272727272727124E-2" table:formula="of:=[.Y4]-[.Y26]" table:style-name="ce1">
            <text:p>0,037272727</text:p>
          </table:table-cell>
          <table:table-cell office:value-type="float" office:value="1.3892561983470963E-3" table:formula="of:=[.AA4]^2" table:style-name="ce1">
            <text:p>0,001389256</text:p>
          </table:table-cell>
          <table:table-cell table:number-columns-repeated="16356"/>
        </table:table-row>
        <table:table-row table:style-name="ro1">
          <table:table-cell office:value-type="float" office:value="1.89" table:style-name="ce1">
            <text:p>1,89</text:p>
          </table:table-cell>
          <table:table-cell table:style-name="ce1"/>
          <table:table-cell office:value-type="float" office:value="7.438016528926624E-6" table:formula="of:=([.A5]-[.A26])^2" table:style-name="ce1">
            <text:p>7,43802E-06</text:p>
          </table:table-cell>
          <table:table-cell table:style-name="ce1"/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1.0909090909090979E-2" table:formula="of:=[.E5]-[.E26]" table:style-name="ce1">
            <text:p>0,010909091</text:p>
          </table:table-cell>
          <table:table-cell office:value-type="float" office:value="1.1900826446281146E-4" table:formula="of:=[.G5]^2" table:style-name="ce1">
            <text:p>0,000119008</text:p>
          </table:table-cell>
          <table:table-cell table:style-name="ce1"/>
          <table:table-cell office:value-type="float" office:value="11.63" table:style-name="ce1">
            <text:p>11,63</text:p>
          </table:table-cell>
          <table:table-cell table:style-name="ce1"/>
          <table:table-cell office:value-type="float" office:value="0.19818181818181735" table:formula="of:=[.J5]-[.J26]" table:style-name="ce1">
            <text:p>0,198181818</text:p>
          </table:table-cell>
          <table:table-cell office:value-type="float" office:value="3.9276033057850906E-2" table:formula="of:=[.L5]^2" table:style-name="ce1">
            <text:p>0,039276033</text:p>
          </table:table-cell>
          <table:table-cell table:style-name="ce1"/>
          <table:table-cell office:value-type="float" office:value="1.82" table:style-name="ce1">
            <text:p>1,82</text:p>
          </table:table-cell>
          <table:table-cell table:style-name="ce1"/>
          <table:table-cell office:value-type="float" office:value="-0.10045454545454535" table:formula="of:=[.O5]-[.O26]" table:style-name="ce1">
            <text:p>-0,100454545</text:p>
          </table:table-cell>
          <table:table-cell office:value-type="float" office:value="1.0091115702479319E-2" table:formula="of:=[.Q5]^2" table:style-name="ce1">
            <text:p>0,010091116</text:p>
          </table:table-cell>
          <table:table-cell table:style-name="ce1"/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2.5909090909090882E-2" table:formula="of:=[.T5]-[.T26]" table:style-name="ce1">
            <text:p>0,025909091</text:p>
          </table:table-cell>
          <table:table-cell office:value-type="float" office:value="6.7128099173553572E-4" table:formula="of:=[.V5]^2" table:style-name="ce1">
            <text:p>0,000671281</text:p>
          </table:table-cell>
          <table:table-cell table:style-name="ce1"/>
          <table:table-cell office:value-type="float" office:value="1.78" table:style-name="ce1">
            <text:p>1,78</text:p>
          </table:table-cell>
          <table:table-cell table:style-name="ce1"/>
          <table:table-cell office:value-type="float" office:value="7.727272727272716E-2" table:formula="of:=[.Y5]-[.Y26]" table:style-name="ce1">
            <text:p>0,077272727</text:p>
          </table:table-cell>
          <table:table-cell office:value-type="float" office:value="5.9710743801652715E-3" table:formula="of:=[.AA5]^2" table:style-name="ce1">
            <text:p>0,005971074</text:p>
          </table:table-cell>
          <table:table-cell table:number-columns-repeated="16356"/>
        </table:table-row>
        <table:table-row table:style-name="ro1"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7.6165289256198169E-3" table:formula="of:=([.A6]-[.A26])^2" table:style-name="ce1">
            <text:p>0,007616529</text:p>
          </table:table-cell>
          <table:table-cell table:style-name="ce1"/>
          <table:table-cell office:value-type="float" office:value="1.51" table:style-name="ce1">
            <text:p>1,51</text:p>
          </table:table-cell>
          <table:table-cell table:style-name="ce1"/>
          <table:table-cell office:value-type="float" office:value="-9.9090909090909118E-2" table:formula="of:=[.E6]-[.E26]" table:style-name="ce1">
            <text:p>-0,099090909</text:p>
          </table:table-cell>
          <table:table-cell office:value-type="float" office:value="9.8190082644628151E-3" table:formula="of:=[.G6]^2" table:style-name="ce1">
            <text:p>0,009819008</text:p>
          </table:table-cell>
          <table:table-cell table:style-name="ce1"/>
          <table:table-cell office:value-type="float" office:value="12.52" table:style-name="ce1">
            <text:p>12,52</text:p>
          </table:table-cell>
          <table:table-cell table:style-name="ce1"/>
          <table:table-cell office:value-type="float" office:value="1.0881818181818161" table:formula="of:=[.J6]-[.J26]" table:style-name="ce1">
            <text:p>1,088181818</text:p>
          </table:table-cell>
          <table:table-cell office:value-type="float" office:value="1.1841396694214832" table:formula="of:=[.L6]^2" table:style-name="ce1">
            <text:p>1,184139669</text:p>
          </table:table-cell>
          <table:table-cell table:style-name="ce1"/>
          <table:table-cell office:value-type="float" office:value="2.17" table:style-name="ce1">
            <text:p>2,17</text:p>
          </table:table-cell>
          <table:table-cell table:style-name="ce1"/>
          <table:table-cell office:value-type="float" office:value="0.24954545454545451" table:formula="of:=[.O6]-[.O26]" table:style-name="ce1">
            <text:p>0,249545455</text:p>
          </table:table-cell>
          <table:table-cell office:value-type="float" office:value="6.2272933884297506E-2" table:formula="of:=[.Q6]^2" table:style-name="ce1">
            <text:p>0,062272934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.5909090909090935E-2" table:formula="of:=[.T6]-[.T26]" table:style-name="ce1">
            <text:p>0,085909091</text:p>
          </table:table-cell>
          <table:table-cell office:value-type="float" office:value="7.3803719008264509E-3" table:formula="of:=[.V6]^2" table:style-name="ce1">
            <text:p>0,007380372</text:p>
          </table:table-cell>
          <table:table-cell table:style-name="ce1"/>
          <table:table-cell office:value-type="float" office:value="1.77" table:style-name="ce1">
            <text:p>1,77</text:p>
          </table:table-cell>
          <table:table-cell table:style-name="ce1"/>
          <table:table-cell office:value-type="float" office:value="6.7272727272727151E-2" table:formula="of:=[.Y6]-[.Y26]" table:style-name="ce1">
            <text:p>0,067272727</text:p>
          </table:table-cell>
          <table:table-cell office:value-type="float" office:value="4.5256198347107274E-3" table:formula="of:=[.AA6]^2" table:style-name="ce1">
            <text:p>0,00452562</text:p>
          </table:table-cell>
          <table:table-cell table:number-columns-repeated="16356"/>
        </table:table-row>
        <table:table-row table:style-name="ro1">
          <table:table-cell office:value-type="float" office:value="1.93" table:style-name="ce1">
            <text:p>1,93</text:p>
          </table:table-cell>
          <table:table-cell table:style-name="ce1"/>
          <table:table-cell office:value-type="float" office:value="1.3892561983470963E-3" table:formula="of:=([.A7]-[.A26])^2" table:style-name="ce1">
            <text:p>0,001389256</text:p>
          </table:table-cell>
          <table:table-cell table:style-name="ce1"/>
          <table:table-cell office:value-type="float" office:value="1.62" table:style-name="ce1">
            <text:p>1,62</text:p>
          </table:table-cell>
          <table:table-cell table:style-name="ce1"/>
          <table:table-cell office:value-type="float" office:value="1.0909090909090979E-2" table:formula="of:=[.E7]-[.E26]" table:style-name="ce1">
            <text:p>0,010909091</text:p>
          </table:table-cell>
          <table:table-cell office:value-type="float" office:value="1.1900826446281146E-4" table:formula="of:=[.G7]^2" table:style-name="ce1">
            <text:p>0,000119008</text:p>
          </table:table-cell>
          <table:table-cell table:style-name="ce1"/>
          <table:table-cell office:value-type="float" office:value="12.45" table:style-name="ce1">
            <text:p>12,45</text:p>
          </table:table-cell>
          <table:table-cell table:style-name="ce1"/>
          <table:table-cell office:value-type="float" office:value="1.0181818181818159" table:formula="of:=[.J7]-[.J26]" table:style-name="ce1">
            <text:p>1,018181818</text:p>
          </table:table-cell>
          <table:table-cell office:value-type="float" office:value="1.0366942148760283" table:formula="of:=[.L7]^2" table:style-name="ce1">
            <text:p>1,036694215</text:p>
          </table:table-cell>
          <table:table-cell table:style-name="ce1"/>
          <table:table-cell office:value-type="float" office:value="1.86" table:style-name="ce1">
            <text:p>1,86</text:p>
          </table:table-cell>
          <table:table-cell table:style-name="ce1"/>
          <table:table-cell office:value-type="float" office:value="-6.0454545454545316E-2" table:formula="of:=[.O7]-[.O26]" table:style-name="ce1">
            <text:p>-0,060454545</text:p>
          </table:table-cell>
          <table:table-cell office:value-type="float" office:value="3.6547520661156857E-3" table:formula="of:=[.Q7]^2" table:style-name="ce1">
            <text:p>0,003654752</text:p>
          </table:table-cell>
          <table:table-cell table:style-name="ce1"/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6.5909090909090917E-2" table:formula="of:=[.T7]-[.T26]" table:style-name="ce1">
            <text:p>0,065909091</text:p>
          </table:table-cell>
          <table:table-cell office:value-type="float" office:value="4.3440082644628109E-3" table:formula="of:=[.V7]^2" table:style-name="ce1">
            <text:p>0,004344008</text:p>
          </table:table-cell>
          <table:table-cell table:style-name="ce1"/>
          <table:table-cell office:value-type="float" office:value="1.68" table:style-name="ce1">
            <text:p>1,68</text:p>
          </table:table-cell>
          <table:table-cell table:style-name="ce1"/>
          <table:table-cell office:value-type="float" office:value="-2.2727272727272929E-2" table:formula="of:=[.Y7]-[.Y26]" table:style-name="ce1">
            <text:p>-0,022727273</text:p>
          </table:table-cell>
          <table:table-cell office:value-type="float" office:value="5.1652892561984383E-4" table:formula="of:=[.AA7]^2" table:style-name="ce1">
            <text:p>0,000516529</text:p>
          </table:table-cell>
          <table:table-cell table:number-columns-repeated="16356"/>
        </table:table-row>
        <table:table-row table:style-name="ro1">
          <table:table-cell office:value-type="float" office:value="1.85" table:style-name="ce1">
            <text:p>1,85</text:p>
          </table:table-cell>
          <table:table-cell table:style-name="ce1"/>
          <table:table-cell office:value-type="float" office:value="1.8256198347107436E-3" table:formula="of:=([.A8]-[.A26])^2" table:style-name="ce1">
            <text:p>0,00182562</text:p>
          </table:table-cell>
          <table:table-cell table:style-name="ce1"/>
          <table:table-cell office:value-type="float" office:value="1.66" table:style-name="ce1">
            <text:p>1,66</text:p>
          </table:table-cell>
          <table:table-cell table:style-name="ce1"/>
          <table:table-cell office:value-type="float" office:value="5.0909090909090793E-2" table:formula="of:=[.E8]-[.E26]" table:style-name="ce1">
            <text:p>0,050909091</text:p>
          </table:table-cell>
          <table:table-cell office:value-type="float" office:value="2.5917355371900706E-3" table:formula="of:=[.G8]^2" table:style-name="ce1">
            <text:p>0,002591736</text:p>
          </table:table-cell>
          <table:table-cell table:style-name="ce1"/>
          <table:table-cell office:value-type="float" office:value="10.99" table:style-name="ce1">
            <text:p>10,99</text:p>
          </table:table-cell>
          <table:table-cell table:style-name="ce1"/>
          <table:table-cell office:value-type="float" office:value="-0.44181818181818322" table:formula="of:=[.J8]-[.J26]" table:style-name="ce1">
            <text:p>-0,441818182</text:p>
          </table:table-cell>
          <table:table-cell office:value-type="float" office:value="0.19520330578512521" table:formula="of:=[.L8]^2" table:style-name="ce1">
            <text:p>0,195203306</text:p>
          </table:table-cell>
          <table:table-cell table:style-name="ce1"/>
          <table:table-cell office:value-type="float" office:value="1.96" table:style-name="ce1">
            <text:p>1,96</text:p>
          </table:table-cell>
          <table:table-cell table:style-name="ce1"/>
          <table:table-cell office:value-type="float" office:value="3.954545454545455E-2" table:formula="of:=[.O8]-[.O26]" table:style-name="ce1">
            <text:p>0,039545455</text:p>
          </table:table-cell>
          <table:table-cell office:value-type="float" office:value="1.563842975206612E-3" table:formula="of:=[.Q8]^2" table:style-name="ce1">
            <text:p>0,001563843</text:p>
          </table:table-cell>
          <table:table-cell table:style-name="ce1"/>
          <table:table-cell office:value-type="float" office:value="1.89" table:style-name="ce1">
            <text:p>1,89</text:p>
          </table:table-cell>
          <table:table-cell table:style-name="ce1"/>
          <table:table-cell office:value-type="float" office:value="-2.4090909090909163E-2" table:formula="of:=[.T8]-[.T26]" table:style-name="ce1">
            <text:p>-0,024090909</text:p>
          </table:table-cell>
          <table:table-cell office:value-type="float" office:value="5.8037190082644977E-4" table:formula="of:=[.V8]^2" table:style-name="ce1">
            <text:p>0,000580372</text:p>
          </table:table-cell>
          <table:table-cell table:style-name="ce1"/>
          <table:table-cell office:value-type="float" office:value="1.75" table:style-name="ce1">
            <text:p>1,75</text:p>
          </table:table-cell>
          <table:table-cell table:style-name="ce1"/>
          <table:table-cell office:value-type="float" office:value="4.7272727272727133E-2" table:formula="of:=[.Y8]-[.Y26]" table:style-name="ce1">
            <text:p>0,047272727</text:p>
          </table:table-cell>
          <table:table-cell office:value-type="float" office:value="2.2347107438016396E-3" table:formula="of:=[.AA8]^2" table:style-name="ce1">
            <text:p>0,002234711</text:p>
          </table:table-cell>
          <table:table-cell table:number-columns-repeated="16356"/>
        </table:table-row>
        <table:table-row table:style-name="ro1"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2.2347107438016396E-3" table:formula="of:=([.A9]-[.A26])^2" table:style-name="ce1">
            <text:p>0,002234711</text:p>
          </table:table-cell>
          <table:table-cell table:style-name="ce1"/>
          <table:table-cell office:value-type="float" office:value="1.54" table:style-name="ce1">
            <text:p>1,54</text:p>
          </table:table-cell>
          <table:table-cell table:style-name="ce1"/>
          <table:table-cell office:value-type="float" office:value="-6.9090909090909092E-2" table:formula="of:=[.E9]-[.E26]" table:style-name="ce1">
            <text:p>-0,069090909</text:p>
          </table:table-cell>
          <table:table-cell office:value-type="float" office:value="4.7735537190082642E-3" table:formula="of:=[.G9]^2" table:style-name="ce1">
            <text:p>0,004773554</text:p>
          </table:table-cell>
          <table:table-cell table:style-name="ce1"/>
          <table:table-cell office:value-type="float" office:value="10.54" table:style-name="ce1">
            <text:p>10,54</text:p>
          </table:table-cell>
          <table:table-cell table:style-name="ce1"/>
          <table:table-cell office:value-type="float" office:value="-0.89181818181818429" table:formula="of:=[.J9]-[.J26]" table:style-name="ce1">
            <text:p>-0,891818182</text:p>
          </table:table-cell>
          <table:table-cell office:value-type="float" office:value="0.79533966942149203" table:formula="of:=[.L9]^2" table:style-name="ce1">
            <text:p>0,795339669</text:p>
          </table:table-cell>
          <table:table-cell table:style-name="ce1"/>
          <table:table-cell office:value-type="float" office:value="1.84" table:style-name="ce1">
            <text:p>1,84</text:p>
          </table:table-cell>
          <table:table-cell table:style-name="ce1"/>
          <table:table-cell office:value-type="float" office:value="-8.0454545454545334E-2" table:formula="of:=[.O9]-[.O26]" table:style-name="ce1">
            <text:p>-0,080454545</text:p>
          </table:table-cell>
          <table:table-cell office:value-type="float" office:value="6.4729338842975017E-3" table:formula="of:=[.Q9]^2" table:style-name="ce1">
            <text:p>0,006472934</text:p>
          </table:table-cell>
          <table:table-cell table:style-name="ce1"/>
          <table:table-cell office:value-type="float" office:value="1.7" table:style-name="ce1">
            <text:p>1,7</text:p>
          </table:table-cell>
          <table:table-cell table:style-name="ce1"/>
          <table:table-cell office:value-type="float" office:value="-0.21409090909090911" table:formula="of:=[.T9]-[.T26]" table:style-name="ce1">
            <text:p>-0,214090909</text:p>
          </table:table-cell>
          <table:table-cell office:value-type="float" office:value="4.5834917355371908E-2" table:formula="of:=[.V9]^2" table:style-name="ce1">
            <text:p>0,045834917</text:p>
          </table:table-cell>
          <table:table-cell table:style-name="ce1"/>
          <table:table-cell office:value-type="float" office:value="1.35" table:style-name="ce1">
            <text:p>1,35</text:p>
          </table:table-cell>
          <table:table-cell table:style-name="ce1"/>
          <table:table-cell office:value-type="float" office:value="-0.35272727272727278" table:formula="of:=[.Y9]-[.Y26]" table:style-name="ce1">
            <text:p>-0,352727273</text:p>
          </table:table-cell>
          <table:table-cell office:value-type="float" office:value="0.12441652892561987" table:formula="of:=[.AA9]^2" table:style-name="ce1">
            <text:p>0,124416529</text:p>
          </table:table-cell>
          <table:table-cell table:number-columns-repeated="16356"/>
        </table:table-row>
        <table:table-row table:style-name="ro1">
          <table:table-cell office:value-type="float" office:value="1.93" table:style-name="ce1">
            <text:p>1,93</text:p>
          </table:table-cell>
          <table:table-cell table:style-name="ce1"/>
          <table:table-cell office:value-type="float" office:value="1.3892561983470963E-3" table:formula="of:=([.A10]-[.A26])^2" table:style-name="ce1">
            <text:p>0,001389256</text:p>
          </table:table-cell>
          <table:table-cell table:style-name="ce1"/>
          <table:table-cell office:value-type="float" office:value="1.71" table:style-name="ce1">
            <text:p>1,71</text:p>
          </table:table-cell>
          <table:table-cell table:style-name="ce1"/>
          <table:table-cell office:value-type="float" office:value="0.10090909090909084" table:formula="of:=[.E10]-[.E26]" table:style-name="ce1">
            <text:p>0,100909091</text:p>
          </table:table-cell>
          <table:table-cell office:value-type="float" office:value="1.0182644628099159E-2" table:formula="of:=[.G10]^2" table:style-name="ce1">
            <text:p>0,010182645</text:p>
          </table:table-cell>
          <table:table-cell table:style-name="ce1"/>
          <table:table-cell office:value-type="float" office:value="10.73" table:style-name="ce1">
            <text:p>10,73</text:p>
          </table:table-cell>
          <table:table-cell table:style-name="ce1"/>
          <table:table-cell office:value-type="float" office:value="-0.70181818181818301" table:formula="of:=[.J10]-[.J26]" table:style-name="ce1">
            <text:p>-0,701818182</text:p>
          </table:table-cell>
          <table:table-cell office:value-type="float" office:value="0.4925487603305802" table:formula="of:=[.L10]^2" table:style-name="ce1">
            <text:p>0,49254876</text:p>
          </table:table-cell>
          <table:table-cell table:style-name="ce1"/>
          <table:table-cell office:value-type="float" office:value="1.91" table:style-name="ce1">
            <text:p>1,91</text:p>
          </table:table-cell>
          <table:table-cell table:style-name="ce1"/>
          <table:table-cell office:value-type="float" office:value="-1.0454545454545494E-2" table:formula="of:=[.O10]-[.O26]" table:style-name="ce1">
            <text:p>-0,010454545</text:p>
          </table:table-cell>
          <table:table-cell office:value-type="float" office:value="1.0929752066115786E-4" table:formula="of:=[.Q10]^2" table:style-name="ce1">
            <text:p>0,000109298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.5909090909090935E-2" table:formula="of:=[.T10]-[.T26]" table:style-name="ce1">
            <text:p>0,085909091</text:p>
          </table:table-cell>
          <table:table-cell office:value-type="float" office:value="7.3803719008264509E-3" table:formula="of:=[.V10]^2" table:style-name="ce1">
            <text:p>0,007380372</text:p>
          </table:table-cell>
          <table:table-cell table:style-name="ce1"/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-0.10272727272727278" table:formula="of:=[.Y10]-[.Y26]" table:style-name="ce1">
            <text:p>-0,102727273</text:p>
          </table:table-cell>
          <table:table-cell office:value-type="float" office:value="1.0552892561983482E-2" table:formula="of:=[.AA10]^2" table:style-name="ce1">
            <text:p>0,010552893</text:p>
          </table:table-cell>
          <table:table-cell table:number-columns-repeated="16356"/>
        </table:table-row>
        <table:table-row table:style-name="ro1">
          <table:table-cell office:value-type="float" office:value="1.93" table:style-name="ce1">
            <text:p>1,93</text:p>
          </table:table-cell>
          <table:table-cell table:style-name="ce1"/>
          <table:table-cell office:value-type="float" office:value="1.3892561983470963E-3" table:formula="of:=([.A11]-[.A26])^2" table:style-name="ce1">
            <text:p>0,001389256</text:p>
          </table:table-cell>
          <table:table-cell table:style-name="ce1"/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-0.10909090909090913" table:formula="of:=[.E11]-[.E26]" table:style-name="ce1">
            <text:p>-0,109090909</text:p>
          </table:table-cell>
          <table:table-cell office:value-type="float" office:value="1.1900826446281E-2" table:formula="of:=[.G11]^2" table:style-name="ce1">
            <text:p>0,011900826</text:p>
          </table:table-cell>
          <table:table-cell table:style-name="ce1"/>
          <table:table-cell office:value-type="float" office:value="10.86" table:style-name="ce1">
            <text:p>10,86</text:p>
          </table:table-cell>
          <table:table-cell table:style-name="ce1"/>
          <table:table-cell office:value-type="float" office:value="-0.571818181818184" table:formula="of:=[.J11]-[.J26]" table:style-name="ce1">
            <text:p>-0,571818182</text:p>
          </table:table-cell>
          <table:table-cell office:value-type="float" office:value="0.32697603305785372" table:formula="of:=[.L11]^2" table:style-name="ce1">
            <text:p>0,326976033</text:p>
          </table:table-cell>
          <table:table-cell table:style-name="ce1"/>
          <table:table-cell office:value-type="float" office:value="1.88" table:style-name="ce1">
            <text:p>1,88</text:p>
          </table:table-cell>
          <table:table-cell table:style-name="ce1"/>
          <table:table-cell office:value-type="float" office:value="-4.0454545454545521E-2" table:formula="of:=[.O11]-[.O26]" table:style-name="ce1">
            <text:p>-0,040454545</text:p>
          </table:table-cell>
          <table:table-cell office:value-type="float" office:value="1.6365702479338897E-3" table:formula="of:=[.Q11]^2" table:style-name="ce1">
            <text:p>0,00163657</text:p>
          </table:table-cell>
          <table:table-cell table:style-name="ce1"/>
          <table:table-cell office:value-type="float" office:value="1.96" table:style-name="ce1">
            <text:p>1,96</text:p>
          </table:table-cell>
          <table:table-cell table:style-name="ce1"/>
          <table:table-cell office:value-type="float" office:value="4.5909090909090899E-2" table:formula="of:=[.T11]-[.T26]" table:style-name="ce1">
            <text:p>0,045909091</text:p>
          </table:table-cell>
          <table:table-cell office:value-type="float" office:value="2.1076446280991726E-3" table:formula="of:=[.V11]^2" table:style-name="ce1">
            <text:p>0,002107645</text:p>
          </table:table-cell>
          <table:table-cell table:style-name="ce1"/>
          <table:table-cell office:value-type="float" office:value="1.64" table:style-name="ce1">
            <text:p>1,64</text:p>
          </table:table-cell>
          <table:table-cell table:style-name="ce1"/>
          <table:table-cell office:value-type="float" office:value="-6.2727272727272965E-2" table:formula="of:=[.Y11]-[.Y26]" table:style-name="ce1">
            <text:p>-0,062727273</text:p>
          </table:table-cell>
          <table:table-cell office:value-type="float" office:value="3.9347107438016827E-3" table:formula="of:=[.AA11]^2" table:style-name="ce1">
            <text:p>0,003934711</text:p>
          </table:table-cell>
          <table:table-cell table:number-columns-repeated="16356"/>
        </table:table-row>
        <table:table-row table:style-name="ro1">
          <table:table-cell office:value-type="float" office:value="1.83" table:style-name="ce1">
            <text:p>1,83</text:p>
          </table:table-cell>
          <table:table-cell table:style-name="ce1"/>
          <table:table-cell office:value-type="float" office:value="3.9347107438016549E-3" table:formula="of:=([.A12]-[.A26])^2" table:style-name="ce1">
            <text:p>0,003934711</text:p>
          </table:table-cell>
          <table:table-cell table:style-name="ce1"/>
          <table:table-cell office:value-type="float" office:value="1.59" table:style-name="ce1">
            <text:p>1,59</text:p>
          </table:table-cell>
          <table:table-cell table:style-name="ce1"/>
          <table:table-cell office:value-type="float" office:value="-1.9090909090909047E-2" table:formula="of:=[.E12]-[.E26]" table:style-name="ce1">
            <text:p>-0,019090909</text:p>
          </table:table-cell>
          <table:table-cell office:value-type="float" office:value="3.6446280991735369E-4" table:formula="of:=[.G12]^2" table:style-name="ce1">
            <text:p>0,000364463</text:p>
          </table:table-cell>
          <table:table-cell table:style-name="ce1"/>
          <table:table-cell office:value-type="float" office:value="12.84" table:style-name="ce1">
            <text:p>12,84</text:p>
          </table:table-cell>
          <table:table-cell table:style-name="ce1"/>
          <table:table-cell office:value-type="float" office:value="1.4081818181818164" table:formula="of:=[.J12]-[.J26]" table:style-name="ce1">
            <text:p>1,408181818</text:p>
          </table:table-cell>
          <table:table-cell office:value-type="float" office:value="1.9829760330578463" table:formula="of:=[.L12]^2" table:style-name="ce1">
            <text:p>1,982976033</text:p>
          </table:table-cell>
          <table:table-cell table:style-name="ce1"/>
          <table:table-cell office:value-type="float" office:value="1.99" table:style-name="ce1">
            <text:p>1,99</text:p>
          </table:table-cell>
          <table:table-cell table:style-name="ce1"/>
          <table:table-cell office:value-type="float" office:value="6.9545454545454577E-2" table:formula="of:=[.O12]-[.O26]" table:style-name="ce1">
            <text:p>0,069545455</text:p>
          </table:table-cell>
          <table:table-cell office:value-type="float" office:value="4.8365702479338888E-3" table:formula="of:=[.Q12]^2" table:style-name="ce1">
            <text:p>0,00483657</text:p>
          </table:table-cell>
          <table:table-cell table:style-name="ce1"/>
          <table:table-cell office:value-type="float" office:value="1.88" table:style-name="ce1">
            <text:p>1,88</text:p>
          </table:table-cell>
          <table:table-cell table:style-name="ce1"/>
          <table:table-cell office:value-type="float" office:value="-3.4090909090909172E-2" table:formula="of:=[.T12]-[.T26]" table:style-name="ce1">
            <text:p>-0,034090909</text:p>
          </table:table-cell>
          <table:table-cell office:value-type="float" office:value="1.1621900826446336E-3" table:formula="of:=[.V12]^2" table:style-name="ce1">
            <text:p>0,00116219</text:p>
          </table:table-cell>
          <table:table-cell table:style-name="ce1"/>
          <table:table-cell office:value-type="float" office:value="1.72" table:style-name="ce1">
            <text:p>1,72</text:p>
          </table:table-cell>
          <table:table-cell table:style-name="ce1"/>
          <table:table-cell office:value-type="float" office:value="1.7272727272727106E-2" table:formula="of:=[.Y12]-[.Y26]" table:style-name="ce1">
            <text:p>0,017272727</text:p>
          </table:table-cell>
          <table:table-cell office:value-type="float" office:value="2.9834710743801077E-4" table:formula="of:=[.AA12]^2" table:style-name="ce1">
            <text:p>0,000298347</text:p>
          </table:table-cell>
          <table:table-cell table:number-columns-repeated="16356"/>
        </table:table-row>
        <table:table-row table:style-name="ro1">
          <table:table-cell office:value-type="float" office:value="1.89" table:style-name="ce1">
            <text:p>1,89</text:p>
          </table:table-cell>
          <table:table-cell table:style-name="ce1"/>
          <table:table-cell office:value-type="float" office:value="7.438016528926624E-6" table:formula="of:=([.A13]-[.A26])^2" table:style-name="ce1">
            <text:p>7,43802E-06</text:p>
          </table:table-cell>
          <table:table-cell table:style-name="ce1"/>
          <table:table-cell office:value-type="float" office:value="1.63" table:style-name="ce1">
            <text:p>1,63</text:p>
          </table:table-cell>
          <table:table-cell table:style-name="ce1"/>
          <table:table-cell office:value-type="float" office:value="2.0909090909090766E-2" table:formula="of:=[.E13]-[.E26]" table:style-name="ce1">
            <text:p>0,020909091</text:p>
          </table:table-cell>
          <table:table-cell office:value-type="float" office:value="4.3719008264462211E-4" table:formula="of:=[.G13]^2" table:style-name="ce1">
            <text:p>0,00043719</text:p>
          </table:table-cell>
          <table:table-cell table:style-name="ce1"/>
          <table:table-cell office:value-type="float" office:value="11.23" table:style-name="ce1">
            <text:p>11,23</text:p>
          </table:table-cell>
          <table:table-cell table:style-name="ce1"/>
          <table:table-cell office:value-type="float" office:value="-0.20181818181818301" table:formula="of:=[.J13]-[.J26]" table:style-name="ce1">
            <text:p>-0,201818182</text:p>
          </table:table-cell>
          <table:table-cell office:value-type="float" office:value="4.0730578512397177E-2" table:formula="of:=[.L13]^2" table:style-name="ce1">
            <text:p>0,040730579</text:p>
          </table:table-cell>
          <table:table-cell table:style-name="ce1"/>
          <table:table-cell office:value-type="float" office:value="1.85" table:style-name="ce1">
            <text:p>1,85</text:p>
          </table:table-cell>
          <table:table-cell table:style-name="ce1"/>
          <table:table-cell office:value-type="float" office:value="-7.0454545454545325E-2" table:formula="of:=[.O13]-[.O26]" table:style-name="ce1">
            <text:p>-0,070454545</text:p>
          </table:table-cell>
          <table:table-cell office:value-type="float" office:value="4.963842975206593E-3" table:formula="of:=[.Q13]^2" table:style-name="ce1">
            <text:p>0,004963843</text:p>
          </table:table-cell>
          <table:table-cell table:style-name="ce1"/>
          <table:table-cell office:value-type="float" office:value="1.91" table:style-name="ce1">
            <text:p>1,91</text:p>
          </table:table-cell>
          <table:table-cell table:style-name="ce1"/>
          <table:table-cell office:value-type="float" office:value="-4.090909090909145E-3" table:formula="of:=[.T13]-[.T26]" table:style-name="ce1">
            <text:p>-0,004090909</text:p>
          </table:table-cell>
          <table:table-cell office:value-type="float" office:value="1.6735537190083088E-5" table:formula="of:=[.V13]^2" table:style-name="ce1">
            <text:p>1,67355E-05</text:p>
          </table:table-cell>
          <table:table-cell table:style-name="ce1"/>
          <table:table-cell office:value-type="float" office:value="1.78" table:style-name="ce1">
            <text:p>1,78</text:p>
          </table:table-cell>
          <table:table-cell table:style-name="ce1"/>
          <table:table-cell office:value-type="float" office:value="7.727272727272716E-2" table:formula="of:=[.Y13]-[.Y26]" table:style-name="ce1">
            <text:p>0,077272727</text:p>
          </table:table-cell>
          <table:table-cell office:value-type="float" office:value="5.9710743801652715E-3" table:formula="of:=[.AA13]^2" table:style-name="ce1">
            <text:p>0,005971074</text:p>
          </table:table-cell>
          <table:table-cell table:number-columns-repeated="16356"/>
        </table:table-row>
        <table:table-row table:style-name="ro1">
          <table:table-cell table:number-columns-repeated="14" table:style-name="ce1"/>
          <table:table-cell office:value-type="float" office:value="2.17" table:style-name="ce1">
            <text:p>2,17</text:p>
          </table:table-cell>
          <table:table-cell table:style-name="ce1"/>
          <table:table-cell office:value-type="float" office:value="0.24954545454545451" table:formula="of:=[.O14]-[.O26]" table:style-name="ce1">
            <text:p>0,249545455</text:p>
          </table:table-cell>
          <table:table-cell office:value-type="float" office:value="6.2272933884297506E-2" table:formula="of:=[.Q14]^2" table:style-name="ce1">
            <text:p>0,062272934</text:p>
          </table:table-cell>
          <table:table-cell table:style-name="ce1"/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6.5909090909090917E-2" table:formula="of:=[.T14]-[.T26]" table:style-name="ce1">
            <text:p>0,065909091</text:p>
          </table:table-cell>
          <table:table-cell office:value-type="float" office:value="4.3440082644628109E-3" table:formula="of:=[.V14]^2" table:style-name="ce1">
            <text:p>0,004344008</text:p>
          </table:table-cell>
          <table:table-cell table:style-name="ce1"/>
          <table:table-cell office:value-type="float" office:value="1.78" table:style-name="ce1">
            <text:p>1,78</text:p>
          </table:table-cell>
          <table:table-cell table:style-name="ce1"/>
          <table:table-cell office:value-type="float" office:value="7.727272727272716E-2" table:formula="of:=[.Y14]-[.Y26]" table:style-name="ce1">
            <text:p>0,077272727</text:p>
          </table:table-cell>
          <table:table-cell office:value-type="float" office:value="5.9710743801652715E-3" table:formula="of:=[.AA14]^2" table:style-name="ce1">
            <text:p>0,005971074</text:p>
          </table:table-cell>
          <table:table-cell table:number-columns-repeated="16356"/>
        </table:table-row>
        <table:table-row table:style-name="ro1">
          <table:table-cell table:number-columns-repeated="14" table:style-name="ce1"/>
          <table:table-cell office:value-type="float" office:value="1.85" table:style-name="ce1">
            <text:p>1,85</text:p>
          </table:table-cell>
          <table:table-cell table:style-name="ce1"/>
          <table:table-cell office:value-type="float" office:value="-7.0454545454545325E-2" table:formula="of:=[.O15]-[.O26]" table:style-name="ce1">
            <text:p>-0,070454545</text:p>
          </table:table-cell>
          <table:table-cell office:value-type="float" office:value="4.963842975206593E-3" table:formula="of:=[.Q15]^2" table:style-name="ce1">
            <text:p>0,004963843</text:p>
          </table:table-cell>
          <table:table-cell table:style-name="ce1"/>
          <table:table-cell office:value-type="float" office:value="1.88" table:style-name="ce1">
            <text:p>1,88</text:p>
          </table:table-cell>
          <table:table-cell table:style-name="ce1"/>
          <table:table-cell office:value-type="float" office:value="-3.4090909090909172E-2" table:formula="of:=[.T15]-[.T26]" table:style-name="ce1">
            <text:p>-0,034090909</text:p>
          </table:table-cell>
          <table:table-cell office:value-type="float" office:value="1.1621900826446336E-3" table:formula="of:=[.V15]^2" table:style-name="ce1">
            <text:p>0,00116219</text:p>
          </table:table-cell>
          <table:table-cell table:style-name="ce1"/>
          <table:table-cell office:value-type="float" office:value="1.78" table:style-name="ce1">
            <text:p>1,78</text:p>
          </table:table-cell>
          <table:table-cell table:style-name="ce1"/>
          <table:table-cell office:value-type="float" office:value="7.727272727272716E-2" table:formula="of:=[.Y15]-[.Y26]" table:style-name="ce1">
            <text:p>0,077272727</text:p>
          </table:table-cell>
          <table:table-cell office:value-type="float" office:value="5.9710743801652715E-3" table:formula="of:=[.AA15]^2" table:style-name="ce1">
            <text:p>0,005971074</text:p>
          </table:table-cell>
          <table:table-cell table:number-columns-repeated="16356"/>
        </table:table-row>
        <table:table-row table:style-name="ro1">
          <table:table-cell table:number-columns-repeated="14" table:style-name="ce1"/>
          <table:table-cell office:value-type="float" office:value="1.92" table:style-name="ce1">
            <text:p>1,92</text:p>
          </table:table-cell>
          <table:table-cell table:style-name="ce1"/>
          <table:table-cell office:value-type="float" office:value="-4.5454545454548523E-4" table:formula="of:=[.O16]-[.O26]" table:style-name="ce1">
            <text:p>-0,000454545</text:p>
          </table:table-cell>
          <table:table-cell office:value-type="float" office:value="2.0661157024796177E-7" table:formula="of:=[.Q16]^2" table:style-name="ce1">
            <text:p>2,06612E-07</text:p>
          </table:table-cell>
          <table:table-cell table:style-name="ce1"/>
          <table:table-cell office:value-type="float" office:value="1.96" table:style-name="ce1">
            <text:p>1,96</text:p>
          </table:table-cell>
          <table:table-cell table:style-name="ce1"/>
          <table:table-cell office:value-type="float" office:value="4.5909090909090899E-2" table:formula="of:=[.T16]-[.T26]" table:style-name="ce1">
            <text:p>0,045909091</text:p>
          </table:table-cell>
          <table:table-cell office:value-type="float" office:value="2.1076446280991726E-3" table:formula="of:=[.V16]^2" table:style-name="ce1">
            <text:p>0,002107645</text:p>
          </table:table-cell>
          <table:table-cell table:style-name="ce1"/>
          <table:table-cell office:value-type="float" office:value="1.78" table:style-name="ce1">
            <text:p>1,78</text:p>
          </table:table-cell>
          <table:table-cell table:style-name="ce1"/>
          <table:table-cell office:value-type="float" office:value="7.727272727272716E-2" table:formula="of:=[.Y16]-[.Y26]" table:style-name="ce1">
            <text:p>0,077272727</text:p>
          </table:table-cell>
          <table:table-cell office:value-type="float" office:value="5.9710743801652715E-3" table:formula="of:=[.AA16]^2" table:style-name="ce1">
            <text:p>0,005971074</text:p>
          </table:table-cell>
          <table:table-cell table:number-columns-repeated="16356"/>
        </table:table-row>
        <table:table-row table:style-name="ro1">
          <table:table-cell table:number-columns-repeated="14" table:style-name="ce1"/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5.9545454545454568E-2" table:formula="of:=[.O17]-[.O26]" table:style-name="ce1">
            <text:p>0,059545455</text:p>
          </table:table-cell>
          <table:table-cell office:value-type="float" office:value="3.5456611570247962E-3" table:formula="of:=[.Q17]^2" table:style-name="ce1">
            <text:p>0,003545661</text:p>
          </table:table-cell>
          <table:table-cell table:style-name="ce1"/>
          <table:table-cell office:value-type="float" office:value="2.0299999999999998" table:style-name="ce1">
            <text:p>2,03</text:p>
          </table:table-cell>
          <table:table-cell table:style-name="ce1"/>
          <table:table-cell office:value-type="float" office:value="0.11590909090909074" table:formula="of:=[.T17]-[.T26]" table:style-name="ce1">
            <text:p>0,115909091</text:p>
          </table:table-cell>
          <table:table-cell office:value-type="float" office:value="1.3434917355371861E-2" table:formula="of:=[.V17]^2" table:style-name="ce1">
            <text:p>0,013434917</text:p>
          </table:table-cell>
          <table:table-cell table:style-name="ce1"/>
          <table:table-cell office:value-type="float" office:value="1.31" table:style-name="ce1">
            <text:p>1,31</text:p>
          </table:table-cell>
          <table:table-cell table:style-name="ce1"/>
          <table:table-cell office:value-type="float" office:value="-0.39272727272727281" table:formula="of:=[.Y17]-[.Y26]" table:style-name="ce1">
            <text:p>-0,392727273</text:p>
          </table:table-cell>
          <table:table-cell office:value-type="float" office:value="0.15423471074380171" table:formula="of:=[.AA17]^2" table:style-name="ce1">
            <text:p>0,154234711</text:p>
          </table:table-cell>
          <table:table-cell table:number-columns-repeated="16356"/>
        </table:table-row>
        <table:table-row table:style-name="ro1">
          <table:table-cell table:number-columns-repeated="14" table:style-name="ce1"/>
          <table:table-cell office:value-type="float" office:value="1.8" table:style-name="ce1">
            <text:p>1,8</text:p>
          </table:table-cell>
          <table:table-cell table:style-name="ce1"/>
          <table:table-cell office:value-type="float" office:value="-0.12045454545454537" table:formula="of:=[.O18]-[.O26]" table:style-name="ce1">
            <text:p>-0,120454545</text:p>
          </table:table-cell>
          <table:table-cell office:value-type="float" office:value="1.4509297520661137E-2" table:formula="of:=[.Q18]^2" table:style-name="ce1">
            <text:p>0,014509298</text:p>
          </table:table-cell>
          <table:table-cell table:style-name="ce1"/>
          <table:table-cell office:value-type="float" office:value="1.75" table:style-name="ce1">
            <text:p>1,75</text:p>
          </table:table-cell>
          <table:table-cell table:style-name="ce1"/>
          <table:table-cell office:value-type="float" office:value="-0.16409090909090907" table:formula="of:=[.T18]-[.T26]" table:style-name="ce1">
            <text:p>-0,164090909</text:p>
          </table:table-cell>
          <table:table-cell office:value-type="float" office:value="2.6925826446280984E-2" table:formula="of:=[.V18]^2" table:style-name="ce1">
            <text:p>0,026925826</text:p>
          </table:table-cell>
          <table:table-cell table:style-name="ce1"/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-0.20272727272727287" table:formula="of:=[.Y18]-[.Y26]" table:style-name="ce1">
            <text:p>-0,202727273</text:p>
          </table:table-cell>
          <table:table-cell office:value-type="float" office:value="4.1098347107438073E-2" table:formula="of:=[.AA18]^2" table:style-name="ce1">
            <text:p>0,041098347</text:p>
          </table:table-cell>
          <table:table-cell table:number-columns-repeated="16356"/>
        </table:table-row>
        <table:table-row table:style-name="ro1">
          <table:table-cell table:number-columns-repeated="14" table:style-name="ce1"/>
          <table:table-cell office:value-type="float" office:value="1.91" table:style-name="ce1">
            <text:p>1,91</text:p>
          </table:table-cell>
          <table:table-cell table:style-name="ce1"/>
          <table:table-cell office:value-type="float" office:value="-1.0454545454545494E-2" table:formula="of:=[.O19]-[.O26]" table:style-name="ce1">
            <text:p>-0,010454545</text:p>
          </table:table-cell>
          <table:table-cell office:value-type="float" office:value="1.0929752066115786E-4" table:formula="of:=[.Q19]^2" table:style-name="ce1">
            <text:p>0,000109298</text:p>
          </table:table-cell>
          <table:table-cell table:style-name="ce1"/>
          <table:table-cell office:value-type="float" office:value="1.97" table:style-name="ce1">
            <text:p>1,97</text:p>
          </table:table-cell>
          <table:table-cell table:style-name="ce1"/>
          <table:table-cell office:value-type="float" office:value="5.5909090909090908E-2" table:formula="of:=[.T19]-[.T26]" table:style-name="ce1">
            <text:p>0,055909091</text:p>
          </table:table-cell>
          <table:table-cell office:value-type="float" office:value="3.1258264462809917E-3" table:formula="of:=[.V19]^2" table:style-name="ce1">
            <text:p>0,003125826</text:p>
          </table:table-cell>
          <table:table-cell table:style-name="ce1"/>
          <table:table-cell office:value-type="float" office:value="1.74" table:style-name="ce1">
            <text:p>1,74</text:p>
          </table:table-cell>
          <table:table-cell table:style-name="ce1"/>
          <table:table-cell office:value-type="float" office:value="3.7272727272727124E-2" table:formula="of:=[.Y19]-[.Y26]" table:style-name="ce1">
            <text:p>0,037272727</text:p>
          </table:table-cell>
          <table:table-cell office:value-type="float" office:value="1.3892561983470963E-3" table:formula="of:=[.AA19]^2" table:style-name="ce1">
            <text:p>0,001389256</text:p>
          </table:table-cell>
          <table:table-cell table:number-columns-repeated="16356"/>
        </table:table-row>
        <table:table-row table:style-name="ro1">
          <table:table-cell table:number-columns-repeated="14" table:style-name="ce1"/>
          <table:table-cell office:value-type="float" office:value="1.92" table:style-name="ce1">
            <text:p>1,92</text:p>
          </table:table-cell>
          <table:table-cell table:style-name="ce1"/>
          <table:table-cell office:value-type="float" office:value="-4.5454545454548523E-4" table:formula="of:=[.O20]-[.O26]" table:style-name="ce1">
            <text:p>-0,000454545</text:p>
          </table:table-cell>
          <table:table-cell office:value-type="float" office:value="2.0661157024796177E-7" table:formula="of:=[.Q20]^2" table:style-name="ce1">
            <text:p>2,06612E-07</text:p>
          </table:table-cell>
          <table:table-cell table:style-name="ce1"/>
          <table:table-cell office:value-type="float" office:value="1.94" table:style-name="ce1">
            <text:p>1,94</text:p>
          </table:table-cell>
          <table:table-cell table:style-name="ce1"/>
          <table:table-cell office:value-type="float" office:value="2.5909090909090882E-2" table:formula="of:=[.T20]-[.T26]" table:style-name="ce1">
            <text:p>0,025909091</text:p>
          </table:table-cell>
          <table:table-cell office:value-type="float" office:value="6.7128099173553572E-4" table:formula="of:=[.V20]^2" table:style-name="ce1">
            <text:p>0,000671281</text:p>
          </table:table-cell>
          <table:table-cell table:style-name="ce1"/>
          <table:table-cell office:value-type="float" office:value="1.75" table:style-name="ce1">
            <text:p>1,75</text:p>
          </table:table-cell>
          <table:table-cell table:style-name="ce1"/>
          <table:table-cell office:value-type="float" office:value="4.7272727272727133E-2" table:formula="of:=[.Y20]-[.Y26]" table:style-name="ce1">
            <text:p>0,047272727</text:p>
          </table:table-cell>
          <table:table-cell office:value-type="float" office:value="2.2347107438016396E-3" table:formula="of:=[.AA20]^2" table:style-name="ce1">
            <text:p>0,002234711</text:p>
          </table:table-cell>
          <table:table-cell table:number-columns-repeated="16356"/>
        </table:table-row>
        <table:table-row table:style-name="ro1">
          <table:table-cell table:number-columns-repeated="14" table:style-name="ce1"/>
          <table:table-cell office:value-type="float" office:value="1.96" table:style-name="ce1">
            <text:p>1,96</text:p>
          </table:table-cell>
          <table:table-cell table:style-name="ce1"/>
          <table:table-cell office:value-type="float" office:value="3.954545454545455E-2" table:formula="of:=[.O21]-[.O26]" table:style-name="ce1">
            <text:p>0,039545455</text:p>
          </table:table-cell>
          <table:table-cell office:value-type="float" office:value="1.563842975206612E-3" table:formula="of:=[.Q21]^2" table:style-name="ce1">
            <text:p>0,001563843</text:p>
          </table:table-cell>
          <table:table-cell table:style-name="ce1"/>
          <table:table-cell office:value-type="float" office:value="1.93" table:style-name="ce1">
            <text:p>1,93</text:p>
          </table:table-cell>
          <table:table-cell table:style-name="ce1"/>
          <table:table-cell office:value-type="float" office:value="1.5909090909090873E-2" table:formula="of:=[.T21]-[.T26]" table:style-name="ce1">
            <text:p>0,015909091</text:p>
          </table:table-cell>
          <table:table-cell office:value-type="float" office:value="2.5309917355371785E-4" table:formula="of:=[.V21]^2" table:style-name="ce1">
            <text:p>0,000253099</text:p>
          </table:table-cell>
          <table:table-cell table:style-name="ce1"/>
          <table:table-cell office:value-type="float" office:value="1.79" table:style-name="ce1">
            <text:p>1,79</text:p>
          </table:table-cell>
          <table:table-cell table:style-name="ce1"/>
          <table:table-cell office:value-type="float" office:value="8.7272727272727169E-2" table:formula="of:=[.Y21]-[.Y26]" table:style-name="ce1">
            <text:p>0,087272727</text:p>
          </table:table-cell>
          <table:table-cell office:value-type="float" office:value="7.6165289256198169E-3" table:formula="of:=[.AA21]^2" table:style-name="ce1">
            <text:p>0,007616529</text:p>
          </table:table-cell>
          <table:table-cell table:number-columns-repeated="16356"/>
        </table:table-row>
        <table:table-row table:style-name="ro1">
          <table:table-cell table:number-columns-repeated="14" table:style-name="ce1"/>
          <table:table-cell office:value-type="float" office:value="1.88" table:style-name="ce1">
            <text:p>1,88</text:p>
          </table:table-cell>
          <table:table-cell table:style-name="ce1"/>
          <table:table-cell office:value-type="float" office:value="-4.0454545454545521E-2" table:formula="of:=[.O22]-[.O26]" table:style-name="ce1">
            <text:p>-0,040454545</text:p>
          </table:table-cell>
          <table:table-cell office:value-type="float" office:value="1.6365702479338897E-3" table:formula="of:=[.Q22]^2" table:style-name="ce1">
            <text:p>0,00163657</text:p>
          </table:table-cell>
          <table:table-cell table:style-name="ce1"/>
          <table:table-cell office:value-type="float" office:value="1.84" table:style-name="ce1">
            <text:p>1,84</text:p>
          </table:table-cell>
          <table:table-cell table:style-name="ce1"/>
          <table:table-cell office:value-type="float" office:value="-7.4090909090908985E-2" table:formula="of:=[.T22]-[.T26]" table:style-name="ce1">
            <text:p>-0,074090909</text:p>
          </table:table-cell>
          <table:table-cell office:value-type="float" office:value="5.4894628099173394E-3" table:formula="of:=[.V22]^2" table:style-name="ce1">
            <text:p>0,005489463</text:p>
          </table:table-cell>
          <table:table-cell table:style-name="ce1"/>
          <table:table-cell office:value-type="float" office:value="1.86" table:style-name="ce1">
            <text:p>1,86</text:p>
          </table:table-cell>
          <table:table-cell table:style-name="ce1"/>
          <table:table-cell office:value-type="float" office:value="0.15727272727272723" table:formula="of:=[.Y22]-[.Y26]" table:style-name="ce1">
            <text:p>0,157272727</text:p>
          </table:table-cell>
          <table:table-cell office:value-type="float" office:value="2.4734710743801638E-2" table:formula="of:=[.AA22]^2" table:style-name="ce1">
            <text:p>0,024734711</text:p>
          </table:table-cell>
          <table:table-cell table:number-columns-repeated="16356"/>
        </table:table-row>
        <table:table-row table:style-name="ro1">
          <table:table-cell table:number-columns-repeated="14" table:style-name="ce1"/>
          <table:table-cell office:value-type="float" office:value="1.89" table:style-name="ce1">
            <text:p>1,89</text:p>
          </table:table-cell>
          <table:table-cell table:style-name="ce1"/>
          <table:table-cell office:value-type="float" office:value="-3.0454545454545512E-2" table:formula="of:=[.O23]-[.O26]" table:style-name="ce1">
            <text:p>-0,030454545</text:p>
          </table:table-cell>
          <table:table-cell office:value-type="float" office:value="9.2747933884297867E-4" table:formula="of:=[.Q23]^2" table:style-name="ce1">
            <text:p>0,000927479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8.5909090909090935E-2" table:formula="of:=[.T23]-[.T26]" table:style-name="ce1">
            <text:p>0,085909091</text:p>
          </table:table-cell>
          <table:table-cell office:value-type="float" office:value="7.3803719008264509E-3" table:formula="of:=[.V23]^2" table:style-name="ce1">
            <text:p>0,007380372</text:p>
          </table:table-cell>
          <table:table-cell table:style-name="ce1"/>
          <table:table-cell office:value-type="float" office:value="1.79" table:style-name="ce1">
            <text:p>1,79</text:p>
          </table:table-cell>
          <table:table-cell table:style-name="ce1"/>
          <table:table-cell office:value-type="float" office:value="8.7272727272727169E-2" table:formula="of:=[.Y23]-[.Y26]" table:style-name="ce1">
            <text:p>0,087272727</text:p>
          </table:table-cell>
          <table:table-cell office:value-type="float" office:value="7.6165289256198169E-3" table:formula="of:=[.AA23]^2" table:style-name="ce1">
            <text:p>0,007616529</text:p>
          </table:table-cell>
          <table:table-cell table:number-columns-repeated="16356"/>
        </table:table-row>
        <table:table-row table:style-name="ro1">
          <table:table-cell table:number-columns-repeated="14" table:style-name="ce1"/>
          <table:table-cell office:value-type="float" office:value="1.98" table:style-name="ce1">
            <text:p>1,98</text:p>
          </table:table-cell>
          <table:table-cell table:style-name="ce1"/>
          <table:table-cell office:value-type="float" office:value="5.9545454545454568E-2" table:formula="of:=[.O24]-[.O26]" table:style-name="ce1">
            <text:p>0,059545455</text:p>
          </table:table-cell>
          <table:table-cell office:value-type="float" office:value="3.5456611570247962E-3" table:formula="of:=[.Q24]^2" table:style-name="ce1">
            <text:p>0,003545661</text:p>
          </table:table-cell>
          <table:table-cell table:style-name="ce1"/>
          <table:table-cell office:value-type="float" office:value="1.91" table:style-name="ce1">
            <text:p>1,91</text:p>
          </table:table-cell>
          <table:table-cell table:style-name="ce1"/>
          <table:table-cell office:value-type="float" office:value="-4.090909090909145E-3" table:formula="of:=[.T24]-[.T26]" table:style-name="ce1">
            <text:p>-0,004090909</text:p>
          </table:table-cell>
          <table:table-cell office:value-type="float" office:value="1.6735537190083088E-5" table:formula="of:=[.V24]^2" table:style-name="ce1">
            <text:p>1,67355E-05</text:p>
          </table:table-cell>
          <table:table-cell table:style-name="ce1"/>
          <table:table-cell office:value-type="float" office:value="1.92" table:style-name="ce1">
            <text:p>1,92</text:p>
          </table:table-cell>
          <table:table-cell table:style-name="ce1"/>
          <table:table-cell office:value-type="float" office:value="0.21727272727272706" table:formula="of:=[.Y24]-[.Y26]" table:style-name="ce1">
            <text:p>0,217272727</text:p>
          </table:table-cell>
          <table:table-cell office:value-type="float" office:value="4.7207438016528831E-2" table:formula="of:=[.AA24]^2" table:style-name="ce1">
            <text:p>0,047207438</text:p>
          </table:table-cell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.8927272727272728" table:formula="of:=SUM([.A3:.A13]) / 11" table:style-name="ce1">
            <text:p>1,892727273</text:p>
          </table:table-cell>
          <table:table-cell table:style-name="ce1"/>
          <table:table-cell office:value-type="float" office:value="1.6900290965268714E-2" table:formula="of:=SQRT(1/(10*11)*SUM([.C3:.C13]))" table:style-name="ce1">
            <text:p>0,016900291</text:p>
          </table:table-cell>
          <table:table-cell table:style-name="ce1"/>
          <table:table-cell office:value-type="float" office:value="1.6090909090909091" table:formula="of:=SUM([.E3:.E13]) / 11" table:style-name="ce1">
            <text:p>1,609090909</text:p>
          </table:table-cell>
          <table:table-cell table:number-columns-repeated="2" table:style-name="ce1"/>
          <table:table-cell office:value-type="float" office:value="2.1039121371843768E-2" table:formula="of:=SQRT(1/(10*11)*SUM([.H3:.H13]))" table:style-name="ce1">
            <text:p>0,021039121</text:p>
          </table:table-cell>
          <table:table-cell table:style-name="ce1"/>
          <table:table-cell office:value-type="float" office:value="11.431818181818183" table:formula="of:=SUM([.J3:.J13]) / 11" table:style-name="ce1">
            <text:p>11,43181818</text:p>
          </table:table-cell>
          <table:table-cell table:number-columns-repeated="2" table:style-name="ce1"/>
          <table:table-cell office:value-type="float" office:value="0.24625123232481008" table:formula="of:=SQRT(1/(10*11)*SUM([.M3:.M13]))" table:style-name="ce1">
            <text:p>0,246251232</text:p>
          </table:table-cell>
          <table:table-cell table:style-name="ce1"/>
          <table:table-cell office:value-type="float" office:value="1.9204545454545454" table:formula="of:=SUM([.O3:.O24]) / 22" table:style-name="ce1">
            <text:p>1,920454545</text:p>
          </table:table-cell>
          <table:table-cell table:number-columns-repeated="2" table:style-name="ce1"/>
          <table:table-cell office:value-type="float" office:value="2.0665101945310467E-2" table:formula="of:=SQRT(1/(22*21)*SUM([.R3:.R24]))" table:style-name="ce1">
            <text:p>0,020665102</text:p>
          </table:table-cell>
          <table:table-cell table:style-name="ce1"/>
          <table:table-cell office:value-type="float" office:value="1.9140909090909091" table:formula="of:=SUM([.T3:.T24]) / 22" table:style-name="ce1">
            <text:p>1,914090909</text:p>
          </table:table-cell>
          <table:table-cell table:number-columns-repeated="2" table:style-name="ce1"/>
          <table:table-cell office:value-type="float" office:value="1.9591710090996389E-2" table:formula="of:=SQRT(1/(22*21)*SUM([.W3:.W24]))" table:style-name="ce1">
            <text:p>0,01959171</text:p>
          </table:table-cell>
          <table:table-cell table:style-name="ce1"/>
          <table:table-cell office:value-type="float" office:value="1.7027272727272729" table:formula="of:=SUM([.Y3:.Y24]) / 22" table:style-name="ce1">
            <text:p>1,702727273</text:p>
          </table:table-cell>
          <table:table-cell table:number-columns-repeated="2" table:style-name="ce1"/>
          <table:table-cell office:value-type="float" office:value="3.1781054405515374E-2" table:formula="of:=SQRT(1/(22*21)*SUM([.AB3:.AB24]))" table:style-name="ce1">
            <text:p>0,031781054</text:p>
          </table:table-cell>
          <table:table-cell table:number-columns-repeated="16356"/>
        </table:table-row>
        <table:table-row table:number-rows-repeated="1048550" table:style-name="ro1">
          <table:table-cell table:number-columns-repeated="16384"/>
        </table:table-row>
      </table:table>
      <table:table table:name="Tabelle4" table:style-name="ta1">
        <table:table-column table:style-name="co1" table:number-columns-repeated="36" table:default-cell-style-name="ce1"/>
        <table:table-column table:style-name="co2" table:number-columns-repeated="16348" table:default-cell-style-name="ce1"/>
        <table:table-row table:style-name="ro1">
          <table:table-cell office:value-type="string" table:style-name="ce1">
            <text:p>Länge = 70c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+</text:p>
          </table:table-cell>
          <table:table-cell table:number-columns-repeated="4" table:style-name="ce1"/>
          <table:table-cell office:value-type="string" table:style-name="ce1">
            <text:p>T-</text:p>
          </table:table-cell>
          <table:table-cell table:number-columns-repeated="4" table:style-name="ce1"/>
          <table:table-cell office:value-type="string" table:style-name="ce1">
            <text:p>Ts</text:p>
          </table:table-cell>
          <table:table-cell table:number-columns-repeated="4" table:style-name="ce1"/>
          <table:table-cell office:value-type="string" table:style-name="ce1">
            <text:p>T1</text:p>
          </table:table-cell>
          <table:table-cell table:number-columns-repeated="4" table:style-name="ce1"/>
          <table:table-cell office:value-type="string" table:style-name="ce1">
            <text:p>T2</text:p>
          </table:table-cell>
          <table:table-cell table:number-columns-repeated="4" table:style-name="ce1"/>
          <table:table-cell office:value-type="string" table:style-name="ce1">
            <text:p>T</text:p>
          </table:table-cell>
          <table:table-cell table:number-columns-repeated="16358" table:style-name="ce1"/>
        </table:table-row>
        <table:table-row table:style-name="ro1">
          <table:table-cell office:value-type="float" office:value="1.65" table:style-name="ce1">
            <text:p>1,65</text:p>
          </table:table-cell>
          <table:table-cell table:number-columns-repeated="2" table:style-name="ce1"/>
          <table:table-cell office:value-type="float" office:value="3.7099173553718336E-3" table:formula="of:=([.A3]-[.A27])^2" table:style-name="ce1">
            <text:p>0,003709917</text:p>
          </table:table-cell>
          <table:table-cell table:style-name="ce1"/>
          <table:table-cell office:value-type="float" office:value="1.34" table:style-name="ce1">
            <text:p>1,34</text:p>
          </table:table-cell>
          <table:table-cell table:number-columns-repeated="2" table:style-name="ce1"/>
          <table:table-cell office:value-type="float" office:value="4.2842975206611542E-3" table:formula="of:=([.F3]-[.F27])^2" table:style-name="ce1">
            <text:p>0,004284298</text:p>
          </table:table-cell>
          <table:table-cell table:style-name="ce1"/>
          <table:table-cell office:value-type="float" office:value="10.16" table:style-name="ce1">
            <text:p>10,16</text:p>
          </table:table-cell>
          <table:table-cell table:number-columns-repeated="2" table:style-name="ce1"/>
          <table:table-cell office:value-type="float" office:value="2.3884297520661142" table:formula="of:=([.K3]-[.K27])^2" table:style-name="ce1">
            <text:p>2,388429752</text:p>
          </table:table-cell>
          <table:table-cell table:style-name="ce1"/>
          <table:table-cell office:value-type="float" office:value="1.73" table:style-name="ce1">
            <text:p>1,73</text:p>
          </table:table-cell>
          <table:table-cell table:number-columns-repeated="2" table:style-name="ce1"/>
          <table:table-cell office:value-type="float" office:value="6.0247933884296936E-4" table:formula="of:=([.P3]-[.P28])^2" table:style-name="ce1">
            <text:p>0,000602479</text:p>
          </table:table-cell>
          <table:table-cell table:style-name="ce1"/>
          <table:table-cell office:value-type="float" office:value="1.73" table:style-name="ce1">
            <text:p>1,73</text:p>
          </table:table-cell>
          <table:table-cell table:number-columns-repeated="2" table:style-name="ce1"/>
          <table:table-cell office:value-type="float" office:value="8.7677685950412997E-3" table:formula="of:=([.U3]-[.U28])^2" table:style-name="ce1">
            <text:p>0,008767769</text:p>
          </table:table-cell>
          <table:table-cell table:style-name="ce1"/>
          <table:table-cell office:value-type="float" office:value="1.66" table:style-name="ce1">
            <text:p>1,66</text:p>
          </table:table-cell>
          <table:table-cell table:number-columns-repeated="2" table:style-name="ce1"/>
          <table:table-cell office:value-type="float" office:value="2.7324380165289E-3" table:formula="of:=([.Z3]-[.Z28])^2" table:style-name="ce1">
            <text:p>0,002732438</text:p>
          </table:table-cell>
          <table:table-cell table:number-columns-repeated="16355"/>
        </table:table-row>
        <table:table-row table:style-name="ro1">
          <table:table-cell office:value-type="float" office:value="1.74" table:style-name="ce1">
            <text:p>1,74</text:p>
          </table:table-cell>
          <table:table-cell table:number-columns-repeated="2" table:style-name="ce1"/>
          <table:table-cell office:value-type="float" office:value="8.4628099173557391E-4" table:formula="of:=([.A4]-[.A27])^2" table:style-name="ce1">
            <text:p>0,000846281</text:p>
          </table:table-cell>
          <table:table-cell table:style-name="ce1"/>
          <table:table-cell office:value-type="float" office:value="1.5" table:style-name="ce1">
            <text:p>1,5</text:p>
          </table:table-cell>
          <table:table-cell table:number-columns-repeated="2" table:style-name="ce1"/>
          <table:table-cell office:value-type="float" office:value="8.9388429752066002E-3" table:formula="of:=([.F4]-[.F27])^2" table:style-name="ce1">
            <text:p>0,008938843</text:p>
          </table:table-cell>
          <table:table-cell table:style-name="ce1"/>
          <table:table-cell office:value-type="float" office:value="10.32" table:style-name="ce1">
            <text:p>10,32</text:p>
          </table:table-cell>
          <table:table-cell table:number-columns-repeated="2" table:style-name="ce1"/>
          <table:table-cell office:value-type="float" office:value="1.9194842975206594" table:formula="of:=([.K4]-[.K27])^2" table:style-name="ce1">
            <text:p>1,919484298</text:p>
          </table:table-cell>
          <table:table-cell table:style-name="ce1"/>
          <table:table-cell office:value-type="float" office:value="1.69" table:style-name="ce1">
            <text:p>1,69</text:p>
          </table:table-cell>
          <table:table-cell table:number-columns-repeated="2" table:style-name="ce1"/>
          <table:table-cell office:value-type="float" office:value="2.3884297520661635E-4" table:formula="of:=([.P4]-[.P28])^2" table:style-name="ce1">
            <text:p>0,000238843</text:p>
          </table:table-cell>
          <table:table-cell table:style-name="ce1"/>
          <table:table-cell office:value-type="float" office:value="1.67" table:style-name="ce1">
            <text:p>1,67</text:p>
          </table:table-cell>
          <table:table-cell table:number-columns-repeated="2" table:style-name="ce1"/>
          <table:table-cell office:value-type="float" office:value="1.1314049586776745E-3" table:formula="of:=([.U4]-[.U28])^2" table:style-name="ce1">
            <text:p>0,001131405</text:p>
          </table:table-cell>
          <table:table-cell table:style-name="ce1"/>
          <table:table-cell office:value-type="float" office:value="1.67" table:style-name="ce1">
            <text:p>1,67</text:p>
          </table:table-cell>
          <table:table-cell table:number-columns-repeated="2" table:style-name="ce1"/>
          <table:table-cell office:value-type="float" office:value="1.7869834710743586E-3" table:formula="of:=([.Z4]-[.Z28])^2" table:style-name="ce1">
            <text:p>0,001786983</text:p>
          </table:table-cell>
          <table:table-cell table:number-columns-repeated="16355"/>
        </table:table-row>
        <table:table-row table:style-name="ro1">
          <table:table-cell office:value-type="float" office:value="1.73" table:style-name="ce1">
            <text:p>1,73</text:p>
          </table:table-cell>
          <table:table-cell table:number-columns-repeated="2" table:style-name="ce1"/>
          <table:table-cell office:value-type="float" office:value="3.6446280991737912E-4" table:formula="of:=([.A5]-[.A27])^2" table:style-name="ce1">
            <text:p>0,000364463</text:p>
          </table:table-cell>
          <table:table-cell table:style-name="ce1"/>
          <table:table-cell office:value-type="float" office:value="1.21" table:style-name="ce1">
            <text:p>1,21</text:p>
          </table:table-cell>
          <table:table-cell table:number-columns-repeated="2" table:style-name="ce1"/>
          <table:table-cell office:value-type="float" office:value="3.8202479338843014E-2" table:formula="of:=([.F5]-[.F27])^2" table:style-name="ce1">
            <text:p>0,038202479</text:p>
          </table:table-cell>
          <table:table-cell table:style-name="ce1"/>
          <table:table-cell office:value-type="float" office:value="10.32" table:style-name="ce1">
            <text:p>10,32</text:p>
          </table:table-cell>
          <table:table-cell table:number-columns-repeated="2" table:style-name="ce1"/>
          <table:table-cell office:value-type="float" office:value="1.9194842975206594" table:formula="of:=([.K5]-[.K27])^2" table:style-name="ce1">
            <text:p>1,919484298</text:p>
          </table:table-cell>
          <table:table-cell table:style-name="ce1"/>
          <table:table-cell office:value-type="float" office:value="1.73" table:style-name="ce1">
            <text:p>1,73</text:p>
          </table:table-cell>
          <table:table-cell table:number-columns-repeated="2" table:style-name="ce1"/>
          <table:table-cell office:value-type="float" office:value="6.0247933884296936E-4" table:formula="of:=([.P5]-[.P28])^2" table:style-name="ce1">
            <text:p>0,000602479</text:p>
          </table:table-cell>
          <table:table-cell table:style-name="ce1"/>
          <table:table-cell office:value-type="float" office:value="1.73" table:style-name="ce1">
            <text:p>1,73</text:p>
          </table:table-cell>
          <table:table-cell table:number-columns-repeated="2" table:style-name="ce1"/>
          <table:table-cell office:value-type="float" office:value="8.7677685950412997E-3" table:formula="of:=([.U5]-[.U28])^2" table:style-name="ce1">
            <text:p>0,008767769</text:p>
          </table:table-cell>
          <table:table-cell table:style-name="ce1"/>
          <table:table-cell office:value-type="float" office:value="1.67" table:style-name="ce1">
            <text:p>1,67</text:p>
          </table:table-cell>
          <table:table-cell table:number-columns-repeated="2" table:style-name="ce1"/>
          <table:table-cell office:value-type="float" office:value="1.7869834710743586E-3" table:formula="of:=([.Z5]-[.Z28])^2" table:style-name="ce1">
            <text:p>0,001786983</text:p>
          </table:table-cell>
          <table:table-cell table:number-columns-repeated="16355"/>
        </table:table-row>
        <table:table-row table:style-name="ro1">
          <table:table-cell office:value-type="float" office:value="1.69" table:style-name="ce1">
            <text:p>1,69</text:p>
          </table:table-cell>
          <table:table-cell table:number-columns-repeated="2" table:style-name="ce1"/>
          <table:table-cell office:value-type="float" office:value="4.3719008264460357E-4" table:formula="of:=([.A6]-[.A27])^2" table:style-name="ce1">
            <text:p>0,00043719</text:p>
          </table:table-cell>
          <table:table-cell table:style-name="ce1"/>
          <table:table-cell office:value-type="float" office:value="1.44" table:style-name="ce1">
            <text:p>1,44</text:p>
          </table:table-cell>
          <table:table-cell table:number-columns-repeated="2" table:style-name="ce1"/>
          <table:table-cell office:value-type="float" office:value="1.1933884297520585E-3" table:formula="of:=([.F6]-[.F27])^2" table:style-name="ce1">
            <text:p>0,001193388</text:p>
          </table:table-cell>
          <table:table-cell table:style-name="ce1"/>
          <table:table-cell office:value-type="float" office:value="11.39" table:style-name="ce1">
            <text:p>11,39</text:p>
          </table:table-cell>
          <table:table-cell table:number-columns-repeated="2" table:style-name="ce1"/>
          <table:table-cell office:value-type="float" office:value="9.9511570247933306E-2" table:formula="of:=([.K6]-[.K27])^2" table:style-name="ce1">
            <text:p>0,09951157</text:p>
          </table:table-cell>
          <table:table-cell table:style-name="ce1"/>
          <table:table-cell office:value-type="float" office:value="1.69" table:style-name="ce1">
            <text:p>1,69</text:p>
          </table:table-cell>
          <table:table-cell table:number-columns-repeated="2" table:style-name="ce1"/>
          <table:table-cell office:value-type="float" office:value="2.3884297520661635E-4" table:formula="of:=([.P6]-[.P28])^2" table:style-name="ce1">
            <text:p>0,000238843</text:p>
          </table:table-cell>
          <table:table-cell table:style-name="ce1"/>
          <table:table-cell office:value-type="float" office:value="1.67" table:style-name="ce1">
            <text:p>1,67</text:p>
          </table:table-cell>
          <table:table-cell table:number-columns-repeated="2" table:style-name="ce1"/>
          <table:table-cell office:value-type="float" office:value="1.1314049586776745E-3" table:formula="of:=([.U6]-[.U28])^2" table:style-name="ce1">
            <text:p>0,001131405</text:p>
          </table:table-cell>
          <table:table-cell table:style-name="ce1"/>
          <table:table-cell office:value-type="float" office:value="1.68" table:style-name="ce1">
            <text:p>1,68</text:p>
          </table:table-cell>
          <table:table-cell table:number-columns-repeated="2" table:style-name="ce1"/>
          <table:table-cell office:value-type="float" office:value="1.0415289256198177E-3" table:formula="of:=([.Z6]-[.Z28])^2" table:style-name="ce1">
            <text:p>0,001041529</text:p>
          </table:table-cell>
          <table:table-cell table:number-columns-repeated="16355"/>
        </table:table-row>
        <table:table-row table:style-name="ro1">
          <table:table-cell office:value-type="float" office:value="1.77" table:style-name="ce1">
            <text:p>1,77</text:p>
          </table:table-cell>
          <table:table-cell table:number-columns-repeated="2" table:style-name="ce1"/>
          <table:table-cell office:value-type="float" office:value="3.4917355371901606E-3" table:formula="of:=([.A7]-[.A27])^2" table:style-name="ce1">
            <text:p>0,003491736</text:p>
          </table:table-cell>
          <table:table-cell table:style-name="ce1"/>
          <table:table-cell office:value-type="float" office:value="1.49" table:style-name="ce1">
            <text:p>1,49</text:p>
          </table:table-cell>
          <table:table-cell table:number-columns-repeated="2" table:style-name="ce1"/>
          <table:table-cell office:value-type="float" office:value="7.1479338842975098E-3" table:formula="of:=([.F7]-[.F27])^2" table:style-name="ce1">
            <text:p>0,007147934</text:p>
          </table:table-cell>
          <table:table-cell table:style-name="ce1"/>
          <table:table-cell office:value-type="float" office:value="11.28" table:style-name="ce1">
            <text:p>11,28</text:p>
          </table:table-cell>
          <table:table-cell table:number-columns-repeated="2" table:style-name="ce1"/>
          <table:table-cell office:value-type="float" office:value="0.18101157024793413" table:formula="of:=([.K7]-[.K27])^2" table:style-name="ce1">
            <text:p>0,18101157</text:p>
          </table:table-cell>
          <table:table-cell table:style-name="ce1"/>
          <table:table-cell office:value-type="float" office:value="1.77" table:style-name="ce1">
            <text:p>1,77</text:p>
          </table:table-cell>
          <table:table-cell table:number-columns-repeated="2" table:style-name="ce1"/>
          <table:table-cell office:value-type="float" office:value="4.1661157024793279E-3" table:formula="of:=([.P7]-[.P28])^2" table:style-name="ce1">
            <text:p>0,004166116</text:p>
          </table:table-cell>
          <table:table-cell table:style-name="ce1"/>
          <table:table-cell office:value-type="float" office:value="1.76" table:style-name="ce1">
            <text:p>1,76</text:p>
          </table:table-cell>
          <table:table-cell table:number-columns-repeated="2" table:style-name="ce1"/>
          <table:table-cell office:value-type="float" office:value="1.5285950413223118E-2" table:formula="of:=([.U7]-[.U28])^2" table:style-name="ce1">
            <text:p>0,01528595</text:p>
          </table:table-cell>
          <table:table-cell table:style-name="ce1"/>
          <table:table-cell office:value-type="float" office:value="1.55" table:style-name="ce1">
            <text:p>1,55</text:p>
          </table:table-cell>
          <table:table-cell table:number-columns-repeated="2" table:style-name="ce1"/>
          <table:table-cell office:value-type="float" office:value="2.6332438016528806E-2" table:formula="of:=([.Z7]-[.Z28])^2" table:style-name="ce1">
            <text:p>0,026332438</text:p>
          </table:table-cell>
          <table:table-cell table:number-columns-repeated="16355"/>
        </table:table-row>
        <table:table-row table:style-name="ro1">
          <table:table-cell office:value-type="float" office:value="1.63" table:style-name="ce1">
            <text:p>1,63</text:p>
          </table:table-cell>
          <table:table-cell table:number-columns-repeated="2" table:style-name="ce1"/>
          <table:table-cell office:value-type="float" office:value="6.5462809917354505E-3" table:formula="of:=([.A8]-[.A27])^2" table:style-name="ce1">
            <text:p>0,006546281</text:p>
          </table:table-cell>
          <table:table-cell table:style-name="ce1"/>
          <table:table-cell office:value-type="float" office:value="1.36" table:style-name="ce1">
            <text:p>1,36</text:p>
          </table:table-cell>
          <table:table-cell table:number-columns-repeated="2" table:style-name="ce1"/>
          <table:table-cell office:value-type="float" office:value="2.066115702479335E-3" table:formula="of:=([.F8]-[.F27])^2" table:style-name="ce1">
            <text:p>0,002066116</text:p>
          </table:table-cell>
          <table:table-cell table:style-name="ce1"/>
          <table:table-cell office:value-type="float" office:value="12.72" table:style-name="ce1">
            <text:p>12,72</text:p>
          </table:table-cell>
          <table:table-cell table:number-columns-repeated="2" table:style-name="ce1"/>
          <table:table-cell office:value-type="float" office:value="1.029302479338845" table:formula="of:=([.K8]-[.K27])^2" table:style-name="ce1">
            <text:p>1,029302479</text:p>
          </table:table-cell>
          <table:table-cell table:style-name="ce1"/>
          <table:table-cell office:value-type="float" office:value="1.56" table:style-name="ce1">
            <text:p>1,56</text:p>
          </table:table-cell>
          <table:table-cell table:number-columns-repeated="2" table:style-name="ce1"/>
          <table:table-cell office:value-type="float" office:value="2.1157024793388445E-2" table:formula="of:=([.P8]-[.P28])^2" table:style-name="ce1">
            <text:p>0,021157025</text:p>
          </table:table-cell>
          <table:table-cell table:style-name="ce1"/>
          <table:table-cell office:value-type="float" office:value="1.72" table:style-name="ce1">
            <text:p>1,72</text:p>
          </table:table-cell>
          <table:table-cell table:number-columns-repeated="2" table:style-name="ce1"/>
          <table:table-cell office:value-type="float" office:value="6.9950413223140284E-3" table:formula="of:=([.U8]-[.U28])^2" table:style-name="ce1">
            <text:p>0,006995041</text:p>
          </table:table-cell>
          <table:table-cell table:style-name="ce1"/>
          <table:table-cell office:value-type="float" office:value="1.77" table:style-name="ce1">
            <text:p>1,77</text:p>
          </table:table-cell>
          <table:table-cell table:number-columns-repeated="2" table:style-name="ce1"/>
          <table:table-cell office:value-type="float" office:value="3.3324380165289653E-3" table:formula="of:=([.Z8]-[.Z28])^2" table:style-name="ce1">
            <text:p>0,003332438</text:p>
          </table:table-cell>
          <table:table-cell table:number-columns-repeated="16355"/>
        </table:table-row>
        <table:table-row table:style-name="ro1">
          <table:table-cell office:value-type="float" office:value="1.69" table:style-name="ce1">
            <text:p>1,69</text:p>
          </table:table-cell>
          <table:table-cell table:number-columns-repeated="2" table:style-name="ce1"/>
          <table:table-cell office:value-type="float" office:value="4.3719008264460357E-4" table:formula="of:=([.A9]-[.A27])^2" table:style-name="ce1">
            <text:p>0,00043719</text:p>
          </table:table-cell>
          <table:table-cell table:style-name="ce1"/>
          <table:table-cell office:value-type="float" office:value="1.43" table:style-name="ce1">
            <text:p>1,43</text:p>
          </table:table-cell>
          <table:table-cell table:number-columns-repeated="2" table:style-name="ce1"/>
          <table:table-cell office:value-type="float" office:value="6.0247933884296936E-4" table:formula="of:=([.F9]-[.F27])^2" table:style-name="ce1">
            <text:p>0,000602479</text:p>
          </table:table-cell>
          <table:table-cell table:style-name="ce1"/>
          <table:table-cell office:value-type="float" office:value="12.19" table:style-name="ce1">
            <text:p>12,19</text:p>
          </table:table-cell>
          <table:table-cell table:number-columns-repeated="2" table:style-name="ce1"/>
          <table:table-cell office:value-type="float" office:value="0.23478429752066102" table:formula="of:=([.K9]-[.K27])^2" table:style-name="ce1">
            <text:p>0,234784298</text:p>
          </table:table-cell>
          <table:table-cell table:style-name="ce1"/>
          <table:table-cell office:value-type="float" office:value="1.85" table:style-name="ce1">
            <text:p>1,85</text:p>
          </table:table-cell>
          <table:table-cell table:number-columns-repeated="2" table:style-name="ce1"/>
          <table:table-cell office:value-type="float" office:value="2.0893388429752063E-2" table:formula="of:=([.P9]-[.P28])^2" table:style-name="ce1">
            <text:p>0,020893388</text:p>
          </table:table-cell>
          <table:table-cell table:style-name="ce1"/>
          <table:table-cell office:value-type="float" office:value="1.74" table:style-name="ce1">
            <text:p>1,74</text:p>
          </table:table-cell>
          <table:table-cell table:number-columns-repeated="2" table:style-name="ce1"/>
          <table:table-cell office:value-type="float" office:value="1.0740495867768571E-2" table:formula="of:=([.U9]-[.U28])^2" table:style-name="ce1">
            <text:p>0,010740496</text:p>
          </table:table-cell>
          <table:table-cell table:style-name="ce1"/>
          <table:table-cell office:value-type="float" office:value="1.97" table:style-name="ce1">
            <text:p>1,97</text:p>
          </table:table-cell>
          <table:table-cell table:number-columns-repeated="2" table:style-name="ce1"/>
          <table:table-cell office:value-type="float" office:value="6.6423347107438177E-2" table:formula="of:=([.Z9]-[.Z28])^2" table:style-name="ce1">
            <text:p>0,066423347</text:p>
          </table:table-cell>
          <table:table-cell table:number-columns-repeated="16355"/>
        </table:table-row>
        <table:table-row table:style-name="ro1">
          <table:table-cell office:value-type="float" office:value="1.75" table:style-name="ce1">
            <text:p>1,75</text:p>
          </table:table-cell>
          <table:table-cell table:number-columns-repeated="2" table:style-name="ce1"/>
          <table:table-cell office:value-type="float" office:value="1.528099173553769E-3" table:formula="of:=([.A10]-[.A27])^2" table:style-name="ce1">
            <text:p>0,001528099</text:p>
          </table:table-cell>
          <table:table-cell table:style-name="ce1"/>
          <table:table-cell office:value-type="float" office:value="1.49" table:style-name="ce1">
            <text:p>1,49</text:p>
          </table:table-cell>
          <table:table-cell table:number-columns-repeated="2" table:style-name="ce1"/>
          <table:table-cell office:value-type="float" office:value="7.1479338842975098E-3" table:formula="of:=([.F10]-[.F27])^2" table:style-name="ce1">
            <text:p>0,007147934</text:p>
          </table:table-cell>
          <table:table-cell table:style-name="ce1"/>
          <table:table-cell office:value-type="float" office:value="12.53" table:style-name="ce1">
            <text:p>12,53</text:p>
          </table:table-cell>
          <table:table-cell table:number-columns-repeated="2" table:style-name="ce1"/>
          <table:table-cell office:value-type="float" office:value="0.67987520661156975" table:formula="of:=([.K10]-[.K27])^2" table:style-name="ce1">
            <text:p>0,679875207</text:p>
          </table:table-cell>
          <table:table-cell table:style-name="ce1"/>
          <table:table-cell office:value-type="float" office:value="1.68" table:style-name="ce1">
            <text:p>1,68</text:p>
          </table:table-cell>
          <table:table-cell table:number-columns-repeated="2" table:style-name="ce1"/>
          <table:table-cell office:value-type="float" office:value="6.4793388429752903E-4" table:formula="of:=([.P10]-[.P28])^2" table:style-name="ce1">
            <text:p>0,000647934</text:p>
          </table:table-cell>
          <table:table-cell table:style-name="ce1"/>
          <table:table-cell office:value-type="float" office:value="1.69" table:style-name="ce1">
            <text:p>1,69</text:p>
          </table:table-cell>
          <table:table-cell table:number-columns-repeated="2" table:style-name="ce1"/>
          <table:table-cell office:value-type="float" office:value="2.876859504132215E-3" table:formula="of:=([.U10]-[.U28])^2" table:style-name="ce1">
            <text:p>0,00287686</text:p>
          </table:table-cell>
          <table:table-cell table:style-name="ce1"/>
          <table:table-cell office:value-type="float" office:value="1.71" table:style-name="ce1">
            <text:p>1,71</text:p>
          </table:table-cell>
          <table:table-cell table:number-columns-repeated="2" table:style-name="ce1"/>
          <table:table-cell office:value-type="float" office:value="5.1652892561970261E-6" table:formula="of:=([.Z10]-[.Z28])^2" table:style-name="ce1">
            <text:p>5,16529E-06</text:p>
          </table:table-cell>
          <table:table-cell table:number-columns-repeated="16355"/>
        </table:table-row>
        <table:table-row table:style-name="ro1">
          <table:table-cell office:value-type="float" office:value="1.71" table:style-name="ce1">
            <text:p>1,71</text:p>
          </table:table-cell>
          <table:table-cell table:number-columns-repeated="2" table:style-name="ce1"/>
          <table:table-cell office:value-type="float" office:value="8.2644628099063595E-7" table:formula="of:=([.A11]-[.A27])^2" table:style-name="ce1">
            <text:p>8,26446E-07</text:p>
          </table:table-cell>
          <table:table-cell table:style-name="ce1"/>
          <table:table-cell office:value-type="float" office:value="1.29" table:style-name="ce1">
            <text:p>1,29</text:p>
          </table:table-cell>
          <table:table-cell table:number-columns-repeated="2" table:style-name="ce1"/>
          <table:table-cell office:value-type="float" office:value="1.3329752066115707E-2" table:formula="of:=([.F11]-[.F27])^2" table:style-name="ce1">
            <text:p>0,013329752</text:p>
          </table:table-cell>
          <table:table-cell table:style-name="ce1"/>
          <table:table-cell office:value-type="float" office:value="12.25" table:style-name="ce1">
            <text:p>12,25</text:p>
          </table:table-cell>
          <table:table-cell table:number-columns-repeated="2" table:style-name="ce1"/>
          <table:table-cell office:value-type="float" office:value="0.29652975206611609" table:formula="of:=([.K11]-[.K27])^2" table:style-name="ce1">
            <text:p>0,296529752</text:p>
          </table:table-cell>
          <table:table-cell table:style-name="ce1"/>
          <table:table-cell office:value-type="float" office:value="1.74" table:style-name="ce1">
            <text:p>1,74</text:p>
          </table:table-cell>
          <table:table-cell table:number-columns-repeated="2" table:style-name="ce1"/>
          <table:table-cell office:value-type="float" office:value="1.1933884297520585E-3" table:formula="of:=([.P11]-[.P28])^2" table:style-name="ce1">
            <text:p>0,001193388</text:p>
          </table:table-cell>
          <table:table-cell table:style-name="ce1"/>
          <table:table-cell office:value-type="float" office:value="1.73" table:style-name="ce1">
            <text:p>1,73</text:p>
          </table:table-cell>
          <table:table-cell table:number-columns-repeated="2" table:style-name="ce1"/>
          <table:table-cell office:value-type="float" office:value="8.7677685950412997E-3" table:formula="of:=([.U11]-[.U28])^2" table:style-name="ce1">
            <text:p>0,008767769</text:p>
          </table:table-cell>
          <table:table-cell table:style-name="ce1"/>
          <table:table-cell office:value-type="float" office:value="1.68" table:style-name="ce1">
            <text:p>1,68</text:p>
          </table:table-cell>
          <table:table-cell table:number-columns-repeated="2" table:style-name="ce1"/>
          <table:table-cell office:value-type="float" office:value="1.0415289256198177E-3" table:formula="of:=([.Z11]-[.Z28])^2" table:style-name="ce1">
            <text:p>0,001041529</text:p>
          </table:table-cell>
          <table:table-cell table:number-columns-repeated="16355"/>
        </table:table-row>
        <table:table-row table:style-name="ro1">
          <table:table-cell office:value-type="float" office:value="1.79" table:style-name="ce1">
            <text:p>1,79</text:p>
          </table:table-cell>
          <table:table-cell table:number-columns-repeated="2" table:style-name="ce1"/>
          <table:table-cell office:value-type="float" office:value="6.2553719008265531E-3" table:formula="of:=([.A12]-[.A27])^2" table:style-name="ce1">
            <text:p>0,006255372</text:p>
          </table:table-cell>
          <table:table-cell table:style-name="ce1"/>
          <table:table-cell office:value-type="float" office:value="1.48" table:style-name="ce1">
            <text:p>1,48</text:p>
          </table:table-cell>
          <table:table-cell table:number-columns-repeated="2" table:style-name="ce1"/>
          <table:table-cell office:value-type="float" office:value="5.5570247933884181E-3" table:formula="of:=([.F12]-[.F27])^2" table:style-name="ce1">
            <text:p>0,005557025</text:p>
          </table:table-cell>
          <table:table-cell table:style-name="ce1"/>
          <table:table-cell office:value-type="float" office:value="12.88" table:style-name="ce1">
            <text:p>12,88</text:p>
          </table:table-cell>
          <table:table-cell table:number-columns-repeated="2" table:style-name="ce1"/>
          <table:table-cell office:value-type="float" office:value="1.379557024793391" table:formula="of:=([.K12]-[.K27])^2" table:style-name="ce1">
            <text:p>1,379557025</text:p>
          </table:table-cell>
          <table:table-cell table:style-name="ce1"/>
          <table:table-cell office:value-type="float" office:value="1.78" table:style-name="ce1">
            <text:p>1,78</text:p>
          </table:table-cell>
          <table:table-cell table:number-columns-repeated="2" table:style-name="ce1"/>
          <table:table-cell office:value-type="float" office:value="5.5570247933884181E-3" table:formula="of:=([.P12]-[.P28])^2" table:style-name="ce1">
            <text:p>0,005557025</text:p>
          </table:table-cell>
          <table:table-cell table:style-name="ce1"/>
          <table:table-cell office:value-type="float" office:value="1.62" table:style-name="ce1">
            <text:p>1,62</text:p>
          </table:table-cell>
          <table:table-cell table:number-columns-repeated="2" table:style-name="ce1"/>
          <table:table-cell office:value-type="float" office:value="2.6776859504132214E-4" table:formula="of:=([.U12]-[.U28])^2" table:style-name="ce1">
            <text:p>0,000267769</text:p>
          </table:table-cell>
          <table:table-cell table:style-name="ce1"/>
          <table:table-cell office:value-type="float" office:value="1.63" table:style-name="ce1">
            <text:p>1,63</text:p>
          </table:table-cell>
          <table:table-cell table:number-columns-repeated="2" table:style-name="ce1"/>
          <table:table-cell office:value-type="float" office:value="6.7688016528925261E-3" table:formula="of:=([.Z12]-[.Z28])^2" table:style-name="ce1">
            <text:p>0,006768802</text:p>
          </table:table-cell>
          <table:table-cell table:number-columns-repeated="16355"/>
        </table:table-row>
        <table:table-row table:style-name="ro1">
          <table:table-cell office:value-type="float" office:value="1.67" table:style-name="ce1">
            <text:p>1,67</text:p>
          </table:table-cell>
          <table:table-cell table:number-columns-repeated="2" table:style-name="ce1"/>
          <table:table-cell office:value-type="float" office:value="1.6735537190082179E-3" table:formula="of:=([.A13]-[.A27])^2" table:style-name="ce1">
            <text:p>0,001673554</text:p>
          </table:table-cell>
          <table:table-cell table:style-name="ce1"/>
          <table:table-cell office:value-type="float" office:value="1.43" table:style-name="ce1">
            <text:p>1,43</text:p>
          </table:table-cell>
          <table:table-cell table:number-columns-repeated="2" table:style-name="ce1"/>
          <table:table-cell office:value-type="float" office:value="6.0247933884296936E-4" table:formula="of:=([.F13]-[.F27])^2" table:style-name="ce1">
            <text:p>0,000602479</text:p>
          </table:table-cell>
          <table:table-cell table:style-name="ce1"/>
          <table:table-cell office:value-type="float" office:value="12.72" table:style-name="ce1">
            <text:p>12,72</text:p>
          </table:table-cell>
          <table:table-cell table:number-columns-repeated="2" table:style-name="ce1"/>
          <table:table-cell office:value-type="float" office:value="1.029302479338845" table:formula="of:=([.K13]-[.K27])^2" table:style-name="ce1">
            <text:p>1,029302479</text:p>
          </table:table-cell>
          <table:table-cell table:style-name="ce1"/>
          <table:table-cell office:value-type="float" office:value="1.69" table:style-name="ce1">
            <text:p>1,69</text:p>
          </table:table-cell>
          <table:table-cell table:number-columns-repeated="2" table:style-name="ce1"/>
          <table:table-cell office:value-type="float" office:value="2.3884297520661635E-4" table:formula="of:=([.P13]-[.P28])^2" table:style-name="ce1">
            <text:p>0,000238843</text:p>
          </table:table-cell>
          <table:table-cell table:style-name="ce1"/>
          <table:table-cell office:value-type="float" office:value="1.78" table:style-name="ce1">
            <text:p>1,78</text:p>
          </table:table-cell>
          <table:table-cell table:number-columns-repeated="2" table:style-name="ce1"/>
          <table:table-cell office:value-type="float" office:value="2.0631404958677664E-2" table:formula="of:=([.U13]-[.U28])^2" table:style-name="ce1">
            <text:p>0,020631405</text:p>
          </table:table-cell>
          <table:table-cell table:style-name="ce1"/>
          <table:table-cell office:value-type="float" office:value="1.62" table:style-name="ce1">
            <text:p>1,62</text:p>
          </table:table-cell>
          <table:table-cell table:number-columns-repeated="2" table:style-name="ce1"/>
          <table:table-cell office:value-type="float" office:value="8.5142561983470276E-3" table:formula="of:=([.Z13]-[.Z28])^2" table:style-name="ce1">
            <text:p>0,008514256</text:p>
          </table:table-cell>
          <table:table-cell table:number-columns-repeated="16355"/>
        </table:table-row>
        <table:table-row table:style-name="ro1">
          <table:table-cell table:number-columns-repeated="15" table:style-name="ce1"/>
          <table:table-cell office:value-type="float" office:value="1.6" table:style-name="ce1">
            <text:p>1,6</text:p>
          </table:table-cell>
          <table:table-cell table:number-columns-repeated="2" table:style-name="ce1"/>
          <table:table-cell office:value-type="float" office:value="1.1120661157024796E-2" table:formula="of:=([.P14]-[.P28])^2" table:style-name="ce1">
            <text:p>0,011120661</text:p>
          </table:table-cell>
          <table:table-cell table:style-name="ce1"/>
          <table:table-cell office:value-type="float" office:value="1.8" table:style-name="ce1">
            <text:p>1,8</text:p>
          </table:table-cell>
          <table:table-cell table:number-columns-repeated="2" table:style-name="ce1"/>
          <table:table-cell office:value-type="float" office:value="2.6776859504132212E-2" table:formula="of:=([.U14]-[.U28])^2" table:style-name="ce1">
            <text:p>0,02677686</text:p>
          </table:table-cell>
          <table:table-cell table:style-name="ce1"/>
          <table:table-cell office:value-type="float" office:value="1.63" table:style-name="ce1">
            <text:p>1,63</text:p>
          </table:table-cell>
          <table:table-cell table:number-columns-repeated="2" table:style-name="ce1"/>
          <table:table-cell office:value-type="float" office:value="6.7688016528925261E-3" table:formula="of:=([.Z14]-[.Z28])^2" table:style-name="ce1">
            <text:p>0,006768802</text:p>
          </table:table-cell>
          <table:table-cell table:number-columns-repeated="16355"/>
        </table:table-row>
        <table:table-row table:style-name="ro1">
          <table:table-cell table:number-columns-repeated="15" table:style-name="ce1"/>
          <table:table-cell office:value-type="float" office:value="1.71" table:style-name="ce1">
            <text:p>1,71</text:p>
          </table:table-cell>
          <table:table-cell table:number-columns-repeated="2" table:style-name="ce1"/>
          <table:table-cell office:value-type="float" office:value="2.066115702479214E-5" table:formula="of:=([.P15]-[.P28])^2" table:style-name="ce1">
            <text:p>2,06612E-05</text:p>
          </table:table-cell>
          <table:table-cell table:style-name="ce1"/>
          <table:table-cell office:value-type="float" office:value="1.66" table:style-name="ce1">
            <text:p>1,66</text:p>
          </table:table-cell>
          <table:table-cell table:number-columns-repeated="2" table:style-name="ce1"/>
          <table:table-cell office:value-type="float" office:value="5.586776859504047E-4" table:formula="of:=([.U15]-[.U28])^2" table:style-name="ce1">
            <text:p>0,000558678</text:p>
          </table:table-cell>
          <table:table-cell table:style-name="ce1"/>
          <table:table-cell office:value-type="float" office:value="1.9" table:style-name="ce1">
            <text:p>1,9</text:p>
          </table:table-cell>
          <table:table-cell table:number-columns-repeated="2" table:style-name="ce1"/>
          <table:table-cell office:value-type="float" office:value="3.5241528925619922E-2" table:formula="of:=([.Z15]-[.Z28])^2" table:style-name="ce1">
            <text:p>0,035241529</text:p>
          </table:table-cell>
          <table:table-cell table:number-columns-repeated="16355"/>
        </table:table-row>
        <table:table-row table:style-name="ro1">
          <table:table-cell table:number-columns-repeated="15" table:style-name="ce1"/>
          <table:table-cell office:value-type="float" office:value="1.68" table:style-name="ce1">
            <text:p>1,68</text:p>
          </table:table-cell>
          <table:table-cell table:number-columns-repeated="2" table:style-name="ce1"/>
          <table:table-cell office:value-type="float" office:value="6.4793388429752903E-4" table:formula="of:=([.P16]-[.P28])^2" table:style-name="ce1">
            <text:p>0,000647934</text:p>
          </table:table-cell>
          <table:table-cell table:style-name="ce1"/>
          <table:table-cell office:value-type="float" office:value="1.72" table:style-name="ce1">
            <text:p>1,72</text:p>
          </table:table-cell>
          <table:table-cell table:number-columns-repeated="2" table:style-name="ce1"/>
          <table:table-cell office:value-type="float" office:value="6.9950413223140284E-3" table:formula="of:=([.U16]-[.U28])^2" table:style-name="ce1">
            <text:p>0,006995041</text:p>
          </table:table-cell>
          <table:table-cell table:style-name="ce1"/>
          <table:table-cell office:value-type="float" office:value="1.84" table:style-name="ce1">
            <text:p>1,84</text:p>
          </table:table-cell>
          <table:table-cell table:number-columns-repeated="2" table:style-name="ce1"/>
          <table:table-cell office:value-type="float" office:value="1.6314256198347213E-2" table:formula="of:=([.Z16]-[.Z28])^2" table:style-name="ce1">
            <text:p>0,016314256</text:p>
          </table:table-cell>
          <table:table-cell table:number-columns-repeated="16355"/>
        </table:table-row>
        <table:table-row table:style-name="ro1">
          <table:table-cell table:number-columns-repeated="15" table:style-name="ce1"/>
          <table:table-cell office:value-type="float" office:value="1.76" table:style-name="ce1">
            <text:p>1,76</text:p>
          </table:table-cell>
          <table:table-cell table:number-columns-repeated="2" table:style-name="ce1"/>
          <table:table-cell office:value-type="float" office:value="2.9752066115702378E-3" table:formula="of:=([.P17]-[.P28])^2" table:style-name="ce1">
            <text:p>0,002975207</text:p>
          </table:table-cell>
          <table:table-cell table:style-name="ce1"/>
          <table:table-cell office:value-type="float" office:value="1.79" table:style-name="ce1">
            <text:p>1,79</text:p>
          </table:table-cell>
          <table:table-cell table:number-columns-repeated="2" table:style-name="ce1"/>
          <table:table-cell office:value-type="float" office:value="2.360413223140494E-2" table:formula="of:=([.U17]-[.U28])^2" table:style-name="ce1">
            <text:p>0,023604132</text:p>
          </table:table-cell>
          <table:table-cell table:style-name="ce1"/>
          <table:table-cell office:value-type="float" office:value="1.71" table:style-name="ce1">
            <text:p>1,71</text:p>
          </table:table-cell>
          <table:table-cell table:number-columns-repeated="2" table:style-name="ce1"/>
          <table:table-cell office:value-type="float" office:value="5.1652892561970261E-6" table:formula="of:=([.Z17]-[.Z28])^2" table:style-name="ce1">
            <text:p>5,16529E-06</text:p>
          </table:table-cell>
          <table:table-cell table:number-columns-repeated="16355"/>
        </table:table-row>
        <table:table-row table:style-name="ro1">
          <table:table-cell table:number-columns-repeated="15" table:style-name="ce1"/>
          <table:table-cell office:value-type="float" office:value="1.67" table:style-name="ce1">
            <text:p>1,67</text:p>
          </table:table-cell>
          <table:table-cell table:number-columns-repeated="2" table:style-name="ce1"/>
          <table:table-cell office:value-type="float" office:value="1.257024793388442E-3" table:formula="of:=([.P18]-[.P28])^2" table:style-name="ce1">
            <text:p>0,001257025</text:p>
          </table:table-cell>
          <table:table-cell table:style-name="ce1"/>
          <table:table-cell office:value-type="float" office:value="1.63" table:style-name="ce1">
            <text:p>1,63</text:p>
          </table:table-cell>
          <table:table-cell table:number-columns-repeated="2" table:style-name="ce1"/>
          <table:table-cell office:value-type="float" office:value="4.0495867768597686E-5" table:formula="of:=([.U18]-[.U28])^2" table:style-name="ce1">
            <text:p>4,04959E-05</text:p>
          </table:table-cell>
          <table:table-cell table:style-name="ce1"/>
          <table:table-cell office:value-type="float" office:value="1.68" table:style-name="ce1">
            <text:p>1,68</text:p>
          </table:table-cell>
          <table:table-cell table:number-columns-repeated="2" table:style-name="ce1"/>
          <table:table-cell office:value-type="float" office:value="1.0415289256198177E-3" table:formula="of:=([.Z18]-[.Z28])^2" table:style-name="ce1">
            <text:p>0,001041529</text:p>
          </table:table-cell>
          <table:table-cell table:number-columns-repeated="16355"/>
        </table:table-row>
        <table:table-row table:style-name="ro1">
          <table:table-cell table:number-columns-repeated="15" table:style-name="ce1"/>
          <table:table-cell office:value-type="float" office:value="1.67" table:style-name="ce1">
            <text:p>1,67</text:p>
          </table:table-cell>
          <table:table-cell table:number-columns-repeated="2" table:style-name="ce1"/>
          <table:table-cell office:value-type="float" office:value="1.257024793388442E-3" table:formula="of:=([.P19]-[.P28])^2" table:style-name="ce1">
            <text:p>0,001257025</text:p>
          </table:table-cell>
          <table:table-cell table:style-name="ce1"/>
          <table:table-cell office:value-type="float" office:value="1.77" table:style-name="ce1">
            <text:p>1,77</text:p>
          </table:table-cell>
          <table:table-cell table:number-columns-repeated="2" table:style-name="ce1"/>
          <table:table-cell office:value-type="float" office:value="1.785867768595039E-2" table:formula="of:=([.U19]-[.U28])^2" table:style-name="ce1">
            <text:p>0,017858678</text:p>
          </table:table-cell>
          <table:table-cell table:style-name="ce1"/>
          <table:table-cell office:value-type="float" office:value="1.63" table:style-name="ce1">
            <text:p>1,63</text:p>
          </table:table-cell>
          <table:table-cell table:number-columns-repeated="2" table:style-name="ce1"/>
          <table:table-cell office:value-type="float" office:value="6.7688016528925261E-3" table:formula="of:=([.Z19]-[.Z28])^2" table:style-name="ce1">
            <text:p>0,006768802</text:p>
          </table:table-cell>
          <table:table-cell table:number-columns-repeated="16355"/>
        </table:table-row>
        <table:table-row table:style-name="ro1">
          <table:table-cell table:number-columns-repeated="15" table:style-name="ce1"/>
          <table:table-cell office:value-type="float" office:value="1.68" table:style-name="ce1">
            <text:p>1,68</text:p>
          </table:table-cell>
          <table:table-cell table:number-columns-repeated="2" table:style-name="ce1"/>
          <table:table-cell office:value-type="float" office:value="6.4793388429752903E-4" table:formula="of:=([.P20]-[.P28])^2" table:style-name="ce1">
            <text:p>0,000647934</text:p>
          </table:table-cell>
          <table:table-cell table:style-name="ce1"/>
          <table:table-cell office:value-type="float" office:value="1.67" table:style-name="ce1">
            <text:p>1,67</text:p>
          </table:table-cell>
          <table:table-cell table:number-columns-repeated="2" table:style-name="ce1"/>
          <table:table-cell office:value-type="float" office:value="1.1314049586776745E-3" table:formula="of:=([.U20]-[.U28])^2" table:style-name="ce1">
            <text:p>0,001131405</text:p>
          </table:table-cell>
          <table:table-cell table:style-name="ce1"/>
          <table:table-cell office:value-type="float" office:value="1.59" table:style-name="ce1">
            <text:p>1,59</text:p>
          </table:table-cell>
          <table:table-cell table:number-columns-repeated="2" table:style-name="ce1"/>
          <table:table-cell office:value-type="float" office:value="1.4950619834710644E-2" table:formula="of:=([.Z20]-[.Z28])^2" table:style-name="ce1">
            <text:p>0,01495062</text:p>
          </table:table-cell>
          <table:table-cell table:number-columns-repeated="16355"/>
        </table:table-row>
        <table:table-row table:style-name="ro1">
          <table:table-cell table:number-columns-repeated="15" table:style-name="ce1"/>
          <table:table-cell office:value-type="float" office:value="1.76" table:style-name="ce1">
            <text:p>1,76</text:p>
          </table:table-cell>
          <table:table-cell table:number-columns-repeated="2" table:style-name="ce1"/>
          <table:table-cell office:value-type="float" office:value="2.9752066115702378E-3" table:formula="of:=([.P21]-[.P28])^2" table:style-name="ce1">
            <text:p>0,002975207</text:p>
          </table:table-cell>
          <table:table-cell table:style-name="ce1"/>
          <table:table-cell office:value-type="float" office:value="1.77" table:style-name="ce1">
            <text:p>1,77</text:p>
          </table:table-cell>
          <table:table-cell table:number-columns-repeated="2" table:style-name="ce1"/>
          <table:table-cell office:value-type="float" office:value="1.785867768595039E-2" table:formula="of:=([.U21]-[.U28])^2" table:style-name="ce1">
            <text:p>0,017858678</text:p>
          </table:table-cell>
          <table:table-cell table:style-name="ce1"/>
          <table:table-cell office:value-type="float" office:value="1.7" table:style-name="ce1">
            <text:p>1,7</text:p>
          </table:table-cell>
          <table:table-cell table:number-columns-repeated="2" table:style-name="ce1"/>
          <table:table-cell office:value-type="float" office:value="1.5061983471073689E-4" table:formula="of:=([.Z21]-[.Z28])^2" table:style-name="ce1">
            <text:p>0,00015062</text:p>
          </table:table-cell>
          <table:table-cell table:number-columns-repeated="16355"/>
        </table:table-row>
        <table:table-row table:style-name="ro1">
          <table:table-cell table:number-columns-repeated="15" table:style-name="ce1"/>
          <table:table-cell office:value-type="float" office:value="1.71" table:style-name="ce1">
            <text:p>1,71</text:p>
          </table:table-cell>
          <table:table-cell table:number-columns-repeated="2" table:style-name="ce1"/>
          <table:table-cell office:value-type="float" office:value="2.066115702479214E-5" table:formula="of:=([.P22]-[.P28])^2" table:style-name="ce1">
            <text:p>2,06612E-05</text:p>
          </table:table-cell>
          <table:table-cell table:style-name="ce1"/>
          <table:table-cell office:value-type="float" office:value="1.67" table:style-name="ce1">
            <text:p>1,67</text:p>
          </table:table-cell>
          <table:table-cell table:number-columns-repeated="2" table:style-name="ce1"/>
          <table:table-cell office:value-type="float" office:value="1.1314049586776745E-3" table:formula="of:=([.U22]-[.U28])^2" table:style-name="ce1">
            <text:p>0,001131405</text:p>
          </table:table-cell>
          <table:table-cell table:style-name="ce1"/>
          <table:table-cell office:value-type="float" office:value="1.94" table:style-name="ce1">
            <text:p>1,94</text:p>
          </table:table-cell>
          <table:table-cell table:number-columns-repeated="2" table:style-name="ce1"/>
          <table:table-cell office:value-type="float" office:value="5.185971074380178E-2" table:formula="of:=([.Z22]-[.Z28])^2" table:style-name="ce1">
            <text:p>0,051859711</text:p>
          </table:table-cell>
          <table:table-cell table:number-columns-repeated="16355"/>
        </table:table-row>
        <table:table-row table:style-name="ro1">
          <table:table-cell table:number-columns-repeated="15" table:style-name="ce1"/>
          <table:table-cell office:value-type="float" office:value="1.68" table:style-name="ce1">
            <text:p>1,68</text:p>
          </table:table-cell>
          <table:table-cell table:number-columns-repeated="2" table:style-name="ce1"/>
          <table:table-cell office:value-type="float" office:value="6.4793388429752903E-4" table:formula="of:=([.P23]-[.P28])^2" table:style-name="ce1">
            <text:p>0,000647934</text:p>
          </table:table-cell>
          <table:table-cell table:style-name="ce1"/>
          <table:table-cell office:value-type="float" office:value="1.82" table:style-name="ce1">
            <text:p>1,82</text:p>
          </table:table-cell>
          <table:table-cell table:number-columns-repeated="2" table:style-name="ce1"/>
          <table:table-cell office:value-type="float" office:value="3.3722314049586762E-2" table:formula="of:=([.U23]-[.U28])^2" table:style-name="ce1">
            <text:p>0,033722314</text:p>
          </table:table-cell>
          <table:table-cell table:style-name="ce1"/>
          <table:table-cell office:value-type="float" office:value="1.51" table:style-name="ce1">
            <text:p>1,51</text:p>
          </table:table-cell>
          <table:table-cell table:number-columns-repeated="2" table:style-name="ce1"/>
          <table:table-cell office:value-type="float" office:value="4.0914256198346974E-2" table:formula="of:=([.Z23]-[.Z28])^2" table:style-name="ce1">
            <text:p>0,040914256</text:p>
          </table:table-cell>
          <table:table-cell table:number-columns-repeated="16355"/>
        </table:table-row>
        <table:table-row table:style-name="ro1">
          <table:table-cell table:number-columns-repeated="15" table:style-name="ce1"/>
          <table:table-cell office:value-type="float" office:value="1.69" table:style-name="ce1">
            <text:p>1,69</text:p>
          </table:table-cell>
          <table:table-cell table:number-columns-repeated="2" table:style-name="ce1"/>
          <table:table-cell office:value-type="float" office:value="2.3884297520661635E-4" table:formula="of:=([.P24]-[.P28])^2" table:style-name="ce1">
            <text:p>0,000238843</text:p>
          </table:table-cell>
          <table:table-cell table:style-name="ce1"/>
          <table:table-cell office:value-type="float" office:value="1.59" table:style-name="ce1">
            <text:p>1,59</text:p>
          </table:table-cell>
          <table:table-cell table:number-columns-repeated="2" table:style-name="ce1"/>
          <table:table-cell office:value-type="float" office:value="2.1495867768595062E-3" table:formula="of:=([.U24]-[.U28])^2" table:style-name="ce1">
            <text:p>0,002149587</text:p>
          </table:table-cell>
          <table:table-cell table:style-name="ce1"/>
          <table:table-cell office:value-type="float" office:value="1.93" table:style-name="ce1">
            <text:p>1,93</text:p>
          </table:table-cell>
          <table:table-cell table:number-columns-repeated="2" table:style-name="ce1"/>
          <table:table-cell office:value-type="float" office:value="4.7405165289256312E-2" table:formula="of:=([.Z24]-[.Z28])^2" table:style-name="ce1">
            <text:p>0,047405165</text:p>
          </table:table-cell>
          <table:table-cell table:number-columns-repeated="1635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1.7109090909090903" table:formula="of:=SUM([.A3:.A13])/11" table:style-name="ce1">
            <text:p>1,710909091</text:p>
          </table:table-cell>
          <table:table-cell table:style-name="ce1"/>
          <table:table-cell office:value-type="string" table:style-name="ce1">
            <text:p>Summe</text:p>
          </table:table-cell>
          <table:table-cell office:value-type="float" office:value="2.5290909090909138E-2" table:formula="of:=SUM([.D3:.D13])" table:style-name="ce1">
            <text:p>0,025290909</text:p>
          </table:table-cell>
          <table:table-cell table:style-name="ce1"/>
          <table:table-cell office:value-type="float" office:value="1.4054545454545455" table:formula="of:=SUM([.F2:.F13])/11" table:style-name="ce1">
            <text:p>1,405454545</text:p>
          </table:table-cell>
          <table:table-cell table:style-name="ce1"/>
          <table:table-cell office:value-type="string" table:style-name="ce1">
            <text:p>Summe</text:p>
          </table:table-cell>
          <table:table-cell office:value-type="float" office:value="8.9072727272727248E-2" table:formula="of:=SUM([.I3:.I13])" table:style-name="ce1">
            <text:p>0,089072727</text:p>
          </table:table-cell>
          <table:table-cell table:style-name="ce1"/>
          <table:table-cell office:value-type="float" office:value="11.705454545454545" table:formula="of:=SUM([.K3:.K13])/11" table:style-name="ce1">
            <text:p>11,70545455</text:p>
          </table:table-cell>
          <table:table-cell table:style-name="ce1"/>
          <table:table-cell office:value-type="string" table:style-name="ce1">
            <text:p>Summe</text:p>
          </table:table-cell>
          <table:table-cell office:value-type="float" office:value="11.157272727272728" table:formula="of:=SUM([.N3:.N13])" table:style-name="ce1">
            <text:p>11,15727273</text:p>
          </table:table-cell>
          <table:table-cell table:number-columns-repeated="3" table:style-name="ce1"/>
          <table:table-cell office:value-type="string" table:style-name="ce1">
            <text:p>Summe</text:p>
          </table:table-cell>
          <table:table-cell office:value-type="float" office:value="3.5157024793388432E-3" table:formula="of:=SUM([.S3:.S24])/22" table:style-name="ce1">
            <text:p>0,003515702</text:p>
          </table:table-cell>
          <table:table-cell table:number-columns-repeated="3" table:style-name="ce1"/>
          <table:table-cell office:value-type="string" table:style-name="ce1">
            <text:p>Summe</text:p>
          </table:table-cell>
          <table:table-cell office:value-type="float" office:value="9.8723140495867601E-3" table:formula="of:=SUM([.X3:.X24])/22" table:style-name="ce1">
            <text:p>0,009872314</text:p>
          </table:table-cell>
          <table:table-cell table:number-columns-repeated="3" table:style-name="ce1"/>
          <table:table-cell office:value-type="string" table:style-name="ce1">
            <text:p>Summe</text:p>
          </table:table-cell>
          <table:table-cell office:value-type="float" office:value="1.5508471074380165E-2" table:formula="of:=SUM([.AC3:.AC24])/22" table:style-name="ce1">
            <text:p>0,015508471</text:p>
          </table:table-cell>
          <table:table-cell table:number-columns-repeated="16355"/>
        </table:table-row>
        <table:table-row table:style-name="ro1">
          <table:table-cell table:number-columns-repeated="2" table:style-name="ce1"/>
          <table:table-cell office:value-type="string" table:style-name="ce1">
            <text:p>σ²</text:p>
          </table:table-cell>
          <table:table-cell office:value-type="float" office:value="2.2991735537190126E-4" table:formula="of:=[.D27]/(11^2-11)" table:style-name="ce1">
            <text:p>0,000229917</text:p>
          </table:table-cell>
          <table:table-cell table:number-columns-repeated="3" table:style-name="ce1"/>
          <table:table-cell office:value-type="string" table:style-name="ce1">
            <text:p>σ²</text:p>
          </table:table-cell>
          <table:table-cell office:value-type="float" office:value="8.0975206611570228E-4" table:formula="of:=[.I27]/(11^2-11)" table:style-name="ce1">
            <text:p>0,000809752</text:p>
          </table:table-cell>
          <table:table-cell table:number-columns-repeated="3" table:style-name="ce1"/>
          <table:table-cell office:value-type="string" table:style-name="ce1">
            <text:p>σ²</text:p>
          </table:table-cell>
          <table:table-cell office:value-type="float" office:value="0.10142975206611571" table:formula="of:=[.N27]/(11^2-11)" table:style-name="ce1">
            <text:p>0,101429752</text:p>
          </table:table-cell>
          <table:table-cell table:style-name="ce1"/>
          <table:table-cell office:value-type="float" office:value="1.7054545454545456" table:formula="of:=SUM([.P3:.P24]) / 22" table:style-name="ce1">
            <text:p>1,705454545</text:p>
          </table:table-cell>
          <table:table-cell table:style-name="ce1"/>
          <table:table-cell office:value-type="string" table:style-name="ce1">
            <text:p>σ²</text:p>
          </table:table-cell>
          <table:table-cell office:value-type="float" office:value="7.6097456262745525E-6" table:formula="of:=[.S27]/(22^2-22)" table:style-name="ce1">
            <text:p>7,60975E-06</text:p>
          </table:table-cell>
          <table:table-cell table:style-name="ce1"/>
          <table:table-cell office:value-type="float" office:value="1.6363636363636365" table:formula="of:=SUM([.U4:.U25]) / 22" table:style-name="ce1">
            <text:p>1,636363636</text:p>
          </table:table-cell>
          <table:table-cell table:style-name="ce1"/>
          <table:table-cell office:value-type="string" table:style-name="ce1">
            <text:p>σ²</text:p>
          </table:table-cell>
          <table:table-cell office:value-type="float" office:value="2.1368645128975671E-5" table:formula="of:=[.X27]/(22^2-22)" table:style-name="ce1">
            <text:p>2,13686E-05</text:p>
          </table:table-cell>
          <table:table-cell table:style-name="ce1"/>
          <table:table-cell office:value-type="float" office:value="1.7122727272727269" table:formula="of:=SUM([.Z3:.Z24]) / 22" table:style-name="ce1">
            <text:p>1,712272727</text:p>
          </table:table-cell>
          <table:table-cell table:style-name="ce1"/>
          <table:table-cell office:value-type="string" table:style-name="ce1">
            <text:p>σ²</text:p>
          </table:table-cell>
          <table:table-cell office:value-type="float" office:value="3.3568119208615074E-5" table:formula="of:=[.AC27]/(22^2-22)" table:style-name="ce1">
            <text:p>3,35681E-05</text:p>
          </table:table-cell>
          <table:table-cell table:number-columns-repeated="16355"/>
        </table:table-row>
        <table:table-row table:style-name="ro1">
          <table:table-cell table:number-columns-repeated="2" table:style-name="ce1"/>
          <table:table-cell office:value-type="string" table:style-name="ce1">
            <text:p>σ</text:p>
          </table:table-cell>
          <table:table-cell office:value-type="float" office:value="1.5163025930595162E-2" table:formula="of:=SQRT([.D28])" table:style-name="ce1">
            <text:p>0,015163026</text:p>
          </table:table-cell>
          <table:table-cell table:number-columns-repeated="3" table:style-name="ce1"/>
          <table:table-cell office:value-type="string" table:style-name="ce1">
            <text:p>σ</text:p>
          </table:table-cell>
          <table:table-cell office:value-type="float" office:value="2.8456142853797002E-2" table:formula="of:=SQRT([.I28])" table:style-name="ce1">
            <text:p>0,028456143</text:p>
          </table:table-cell>
          <table:table-cell table:number-columns-repeated="3" table:style-name="ce1"/>
          <table:table-cell office:value-type="string" table:style-name="ce1">
            <text:p>σ</text:p>
          </table:table-cell>
          <table:table-cell office:value-type="float" office:value="0.31848037940525586" table:formula="of:=SQRT([.N28])" table:style-name="ce1">
            <text:p>0,318480379</text:p>
          </table:table-cell>
          <table:table-cell table:number-columns-repeated="3" table:style-name="ce1"/>
          <table:table-cell office:value-type="string" table:style-name="ce1">
            <text:p>σ</text:p>
          </table:table-cell>
          <table:table-cell office:value-type="float" office:value="2.7585767392397393E-3" table:formula="of:=SQRT([.S28])" table:style-name="ce1">
            <text:p>0,002758577</text:p>
          </table:table-cell>
          <table:table-cell table:number-columns-repeated="3" table:style-name="ce1"/>
          <table:table-cell office:value-type="string" table:style-name="ce1">
            <text:p>σ</text:p>
          </table:table-cell>
          <table:table-cell office:value-type="float" office:value="4.6226231869984464E-3" table:formula="of:=SQRT([.X28])" table:style-name="ce1">
            <text:p>0,004622623</text:p>
          </table:table-cell>
          <table:table-cell table:number-columns-repeated="3" table:style-name="ce1"/>
          <table:table-cell office:value-type="string" table:style-name="ce1">
            <text:p>σ</text:p>
          </table:table-cell>
          <table:table-cell office:value-type="float" office:value="5.7938000663308254E-3" table:formula="of:=SQRT([.AC28])" table:style-name="ce1">
            <text:p>0,0057938</text:p>
          </table:table-cell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5"/>
          <table:table-cell table:number-columns-repeated="16380" table:style-name="ce1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Julia Sobolewski</meta:initial-creator>
    <dc:creator>Lars</dc:creator>
    <meta:creation-date>2017-10-13T19:42:18Z</meta:creation-date>
    <dc:date>2017-10-14T15:53:30Z</dc:date>
    <meta:editing-cycles>34</meta:editing-cycles>
    <meta:editing-duration>PT0S</meta:editing-duration>
  </office:meta>
</office:document-meta>
</file>